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language="en" fo:country="US"/>
    </style:style>
    <style:style style:name="P123" style:family="paragraph" style:parent-style-name="Text_20_body">
      <loext:graphic-properties draw:fill="solid" draw:fill-color="#eeeeee" draw:opacity="100%"/>
      <style:paragraph-properties fo:background-color="#eeeeee"/>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Text_20_body">
      <style:paragraph-properties fo:margin-left="0in" fo:margin-right="0in" fo:text-align="justify" style:justify-single-word="false" fo:text-indent="0in" style:auto-text-indent="false"/>
    </style:style>
    <style:style style:name="P13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in" fo:margin-right="0in" fo:text-align="center"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Text_20_body" style:list-style-name="L1">
      <style:paragraph-properties fo:text-align="justify" style:justify-single-word="false"/>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9" style:family="paragraph" style:parent-style-name="Text_20_body" style:list-style-name="L3">
      <style:text-properties fo:language="ru" fo:country="RU"/>
    </style:style>
    <style:style style:name="P160" style:family="paragraph" style:parent-style-name="Text_20_body" style:list-style-name="L3">
      <style:text-properties fo:language="ru" fo:country="RU" fo:background-color="#ffff00"/>
    </style:style>
    <style:style style:name="P16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officeooo:paragraph-rsid="0024b8e0"/>
    </style:style>
    <style:style style:name="P16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f88cd"/>
    </style:style>
    <style:style style:name="P16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5f5a5"/>
    </style:style>
    <style:style style:name="P16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4b8e0"/>
    </style:style>
    <style:style style:name="P16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0de5e3" officeooo:paragraph-rsid="000de5e3"/>
    </style:style>
    <style:style style:name="P16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0de5e3" officeooo:paragraph-rsid="000f88cd"/>
    </style:style>
    <style:style style:name="P17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0f88cd" officeooo:paragraph-rsid="000f88cd"/>
    </style:style>
    <style:style style:name="P17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9ab5d" officeooo:paragraph-rsid="001b27fa"/>
    </style:style>
    <style:style style:name="P17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1b27fa" officeooo:paragraph-rsid="001c30a3"/>
    </style:style>
    <style:style style:name="P17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0b174" officeooo:paragraph-rsid="0020b174"/>
    </style:style>
    <style:style style:name="P17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24b8e0" officeooo:paragraph-rsid="0024b8e0"/>
    </style:style>
    <style:style style:name="P17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76"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7"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79" style:family="paragraph" style:parent-style-name="Heading_20_2">
      <style:text-properties fo:language="en" fo:country="US"/>
    </style:style>
    <style:style style:name="P180" style:family="paragraph" style:parent-style-name="Heading_20_2">
      <style:text-properties fo:language="ru" fo:country="RU"/>
    </style:style>
    <style:style style:name="P181" style:family="paragraph" style:parent-style-name="Heading_20_2">
      <loext:graphic-properties draw:fill="solid" draw:fill-color="#eeeeee" draw:opacity="100%"/>
      <style:paragraph-properties fo:background-color="#eeeeee"/>
      <style:text-properties fo:language="ru" fo:country="RU"/>
    </style:style>
    <style:style style:name="P182" style:family="paragraph" style:parent-style-name="Heading_20_2">
      <style:paragraph-properties fo:text-align="justify" style:justify-single-word="false"/>
    </style:style>
    <style:style style:name="P183" style:family="paragraph" style:parent-style-name="Heading_20_2">
      <loext:graphic-properties draw:fill="solid" draw:fill-color="#eeeeee" draw:opacity="100%"/>
      <style:paragraph-properties fo:background-color="#eeeeee"/>
    </style:style>
    <style:style style:name="P184"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85" style:family="paragraph" style:parent-style-name="Heading_20_1">
      <loext:graphic-properties draw:fill="solid" draw:fill-color="#eeeeee" draw:opacity="100%"/>
      <style:paragraph-properties fo:background-color="#eeeeee"/>
    </style:style>
    <style:style style:name="P186" style:family="paragraph" style:parent-style-name="Heading_20_1">
      <style:paragraph-properties fo:margin-left="0in" fo:margin-right="0in" fo:text-align="center" style:justify-single-word="false" fo:text-indent="0.1965in" style:auto-text-indent="false"/>
    </style:style>
    <style:style style:name="P187" style:family="paragraph" style:parent-style-name="Heading_20_3">
      <style:text-properties fo:language="ru" fo:country="RU"/>
    </style:style>
    <style:style style:name="P18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f88cd" officeooo:paragraph-rsid="001f743c"/>
    </style:style>
    <style:style style:name="P18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f88cd" officeooo:paragraph-rsid="0021c554"/>
    </style:style>
    <style:style style:name="P19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f88cd" officeooo:paragraph-rsid="0024b8e0"/>
    </style:style>
    <style:style style:name="P19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21c554" officeooo:paragraph-rsid="0021c554"/>
    </style:style>
    <style:style style:name="P19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b2e8e"/>
    </style:style>
    <style:style style:name="T12" style:family="text">
      <style:text-properties fo:language="ru" fo:country="RU" officeooo:rsid="000d2764"/>
    </style:style>
    <style:style style:name="T13" style:family="text">
      <style:text-properties fo:language="ru" fo:country="RU" officeooo:rsid="000de5e3"/>
    </style:style>
    <style:style style:name="T14" style:family="text">
      <style:text-properties fo:language="ru" fo:country="RU" officeooo:rsid="0015f5a5"/>
    </style:style>
    <style:style style:name="T15" style:family="text">
      <style:text-properties fo:language="ru" fo:country="RU" officeooo:rsid="001c30a3"/>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language="en" fo:country="US" officeooo:rsid="00177ec9"/>
    </style:style>
    <style:style style:name="T24" style:family="text">
      <style:text-properties fo:language="en" fo:country="US" officeooo:rsid="0021c554"/>
    </style:style>
    <style:style style:name="T25" style:family="text">
      <style:text-properties fo:language="en" fo:country="US" officeooo:rsid="00235633"/>
    </style:style>
    <style:style style:name="T26" style:family="text">
      <style:text-properties fo:language="en" fo:country="US" officeooo:rsid="002386b2"/>
    </style:style>
    <style:style style:name="T27" style:family="text">
      <style:text-properties fo:language="en" fo:country="US" officeooo:rsid="002451ca"/>
    </style:style>
    <style:style style:name="T28" style:family="text">
      <style:text-properties fo:language="en" fo:country="US" officeooo:rsid="0024b8e0"/>
    </style:style>
    <style:style style:name="T29" style:family="text">
      <style:text-properties fo:color="#ff3333"/>
    </style:style>
    <style:style style:name="T30" style:family="text">
      <style:text-properties fo:color="#ff3333" fo:language="ru" fo:country="RU"/>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800000"/>
    </style:style>
    <style:style style:name="T35" style:family="text">
      <style:text-properties fo:color="#800000" fo:language="ru" fo:country="RU"/>
    </style:style>
    <style:style style:name="T36" style:family="text">
      <style:text-properties fo:color="#800000" fo:language="ru" fo:country="RU" fo:font-style="normal" style:font-style-asian="normal" style:font-style-complex="normal"/>
    </style:style>
    <style:style style:name="T3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fo:color="#800000" fo:language="en" fo:country="US"/>
    </style:style>
    <style:style style:name="T3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40" style:family="text">
      <style:text-properties fo:color="#ff6600"/>
    </style:style>
    <style:style style:name="T41" style:family="text">
      <style:text-properties fo:color="#ff6600" fo:language="ru" fo:country="RU"/>
    </style:style>
    <style:style style:name="T42" style:family="text">
      <style:text-properties fo:font-weight="bold"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style:use-window-font-color="true"/>
    </style:style>
    <style:style style:name="T45" style:family="text">
      <style:text-properties style:use-window-font-color="true" fo:language="ru" fo:country="RU"/>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ru" fo:country="RU" fo:font-style="normal" fo:background-color="transparent" loext:char-shading-value="0" style:font-style-asian="normal" style:font-style-complex="normal"/>
    </style:style>
    <style:style style:name="T50" style:family="text">
      <style:text-properties style:use-window-font-color="true" fo:language="ru" fo:country="RU" fo:font-style="italic" style:font-style-asian="italic" style:font-style-complex="italic"/>
    </style:style>
    <style:style style:name="T51" style:family="text">
      <style:text-properties style:use-window-font-color="true" fo:language="ru" fo:country="RU" fo:font-style="italic" fo:font-weight="normal" style:font-style-asian="italic" style:font-weight-asian="normal" style:font-style-complex="italic" style:font-weight-complex="normal"/>
    </style:style>
    <style:style style:name="T52" style:family="text">
      <style:text-properties style:use-window-font-color="true" fo:language="ru" fo:country="RU" fo:font-weight="normal" style:font-weight-asian="normal" style:font-weight-complex="normal"/>
    </style:style>
    <style:style style:name="T53" style:family="text">
      <style:text-properties style:use-window-font-color="true" fo:language="ru" fo:country="RU" fo:background-color="transparent" loext:char-shading-value="0"/>
    </style:style>
    <style:style style:name="T54" style:family="text">
      <style:text-properties style:use-window-font-color="true" fo:language="en" fo:country="US"/>
    </style:style>
    <style:style style:name="T55" style:family="text">
      <style:text-properties style:use-window-font-color="true" fo:language="en" fo:country="US" fo:font-style="normal" style:font-style-asian="normal" style:font-style-complex="normal"/>
    </style:style>
    <style:style style:name="T56" style:family="text">
      <style:text-properties style:use-window-font-color="true" fo:language="en" fo:country="US" fo:font-style="normal" fo:background-color="transparent" loext:char-shading-value="0" style:font-style-asian="normal" style:font-style-complex="normal"/>
    </style:style>
    <style:style style:name="T57" style:family="text">
      <style:text-properties style:use-window-font-color="true" fo:language="en" fo:country="US" fo:font-style="normal" fo:font-weight="normal" style:font-style-asian="normal" style:font-weight-asian="normal" style:font-style-complex="normal" style:font-weight-complex="normal"/>
    </style:style>
    <style:style style:name="T5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9" style:family="text">
      <style:text-properties style:use-window-font-color="true" fo:language="en" fo:country="US" fo:font-weight="normal" style:font-weight-asian="normal" style:font-weight-complex="normal"/>
    </style:style>
    <style:style style:name="T60" style:family="text">
      <style:text-properties style:use-window-font-color="true" fo:font-style="normal" style:font-style-asian="normal" style:font-style-complex="normal"/>
    </style:style>
    <style:style style:name="T61" style:family="text">
      <style:text-properties style:use-window-font-color="true" fo:font-style="normal" fo:font-weight="normal" style:font-style-asian="normal" style:font-weight-asian="normal" style:font-style-complex="normal" style:font-weight-complex="normal"/>
    </style:style>
    <style:style style:name="T6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3" style:family="text">
      <style:text-properties style:use-window-font-color="true" fo:font-style="italic" fo:font-weight="normal" style:font-style-asian="italic" style:font-weight-asian="normal" style:font-style-complex="italic" style:font-weight-complex="normal"/>
    </style:style>
    <style:style style:name="T64" style:family="text">
      <style:text-properties style:use-window-font-color="true" fo:background-color="transparent" loext:char-shading-value="0"/>
    </style:style>
    <style:style style:name="T65" style:family="text">
      <style:text-properties fo:background-color="transparent" loext:char-shading-value="0"/>
    </style:style>
    <style:style style:name="T66" style:family="text">
      <style:text-properties style:text-position="super 58%"/>
    </style:style>
    <style:style style:name="T67" style:family="text">
      <style:text-properties fo:color="#c5000b"/>
    </style:style>
    <style:style style:name="T68" style:family="text">
      <style:text-properties fo:language="fr" fo:country="FR"/>
    </style:style>
    <style:style style:name="T69" style:family="text">
      <style:text-properties fo:color="#0000ff"/>
    </style:style>
    <style:style style:name="T70" style:family="text">
      <style:text-properties fo:color="#0000ff" fo:language="ru" fo:country="RU"/>
    </style:style>
    <style:style style:name="T71" style:family="text">
      <style:text-properties fo:color="#3333ff"/>
    </style:style>
    <style:style style:name="T72" style:family="text">
      <style:text-properties fo:color="#3333ff" fo:language="en" fo:country="US"/>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color="#0066ff"/>
    </style:style>
    <style:style style:name="T76" style:family="text">
      <style:text-properties fo:color="#0066ff" fo:language="en" fo:country="US" fo:font-style="normal" fo:background-color="transparent" loext:char-shading-value="0" style:font-style-asian="normal" style:font-style-complex="normal"/>
    </style:style>
    <style:style style:name="T77" style:family="text">
      <style:text-properties fo:background-color="#ffff00" loext:char-shading-value="0"/>
    </style:style>
    <style:style style:name="T78" style:family="text">
      <style:text-properties fo:color="#00ccff"/>
    </style:style>
    <style:style style:name="T79" style:family="text">
      <style:text-properties fo:font-weight="normal"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color="#0066cc"/>
    </style:style>
    <style:style style:name="T82" style:family="text">
      <style:text-properties fo:color="#0066cc" fo:language="ru" fo:country="RU"/>
    </style:style>
    <style:style style:name="T83" style:family="text">
      <style:text-properties fo:color="#0000cc"/>
    </style:style>
    <style:style style:name="T84" style:family="text">
      <style:text-properties style:text-line-through-style="solid" style:text-line-through-type="single" fo:font-weight="bold" style:font-weight-asian="bold" style:font-weight-complex="bold"/>
    </style:style>
    <style:style style:name="T85" style:family="text">
      <style:text-properties fo:language="uk" fo:country="UA"/>
    </style:style>
    <style:style style:name="T86" style:family="text">
      <style:text-properties fo:language="uk" fo:country="UA" fo:font-style="italic" style:font-style-asian="italic" style:font-style-complex="italic"/>
    </style:style>
    <style:style style:name="T87" style:family="text">
      <style:text-properties fo:language="uk" fo:country="UA" fo:font-weight="bold" style:font-weight-asian="bold" style:font-weight-complex="bold"/>
    </style:style>
    <style:style style:name="T88" style:family="text">
      <style:text-properties fo:color="#ff0000"/>
    </style:style>
    <style:style style:name="T89" style:family="text">
      <style:text-properties style:text-underline-style="none"/>
    </style:style>
    <style:style style:name="T90" style:family="text">
      <style:text-properties style:text-rotation-angle="90" style:text-rotation-scale="line-height"/>
    </style:style>
    <style:style style:name="T91" style:family="text">
      <style:text-properties style:text-rotation-angle="270" style:text-rotation-scale="line-height"/>
    </style:style>
    <style:style style:name="T92" style:family="text">
      <style:text-properties style:text-position="sub 58%" style:font-size-asian="10.5pt"/>
    </style:style>
    <style:style style:name="T93" style:family="text">
      <style:text-properties style:font-name="Symbol" style:font-name-asian="Symbol" style:font-name-complex="Symbol"/>
    </style:style>
    <style:style style:name="T94" style:family="text">
      <style:text-properties style:font-name="Liberation Serif1" style:font-name-asian="Symbol" style:font-name-complex="Symbol"/>
    </style:style>
    <style:style style:name="T95" style:family="text">
      <style:text-properties style:font-name="Courier New CYR"/>
    </style:style>
    <style:style style:name="T96" style:family="text">
      <style:text-properties style:font-name="Courier New CYR" fo:language="en" fo:country="US"/>
    </style:style>
    <style:style style:name="T97" style:family="text">
      <style:text-properties fo:color="#6666ff"/>
    </style:style>
    <style:style style:name="T98" style:family="text">
      <style:text-properties fo:color="#3399ff"/>
    </style:style>
    <style:style style:name="T99" style:family="text">
      <style:text-properties officeooo:rsid="000b2e8e"/>
    </style:style>
    <style:style style:name="T100" style:family="text">
      <style:text-properties officeooo:rsid="000d2764"/>
    </style:style>
    <style:style style:name="T101" style:family="text">
      <style:text-properties officeooo:rsid="000f88cd"/>
    </style:style>
    <style:style style:name="T102" style:family="text">
      <style:text-properties officeooo:rsid="0015f5a5"/>
    </style:style>
    <style:style style:name="T103" style:family="text">
      <style:text-properties officeooo:rsid="0019ab5d"/>
    </style:style>
    <style:style style:name="T104" style:family="text">
      <style:text-properties officeooo:rsid="0019f4ae"/>
    </style:style>
    <style:style style:name="T105" style:family="text">
      <style:text-properties officeooo:rsid="001b27fa"/>
    </style:style>
    <style:style style:name="T106" style:family="text">
      <style:text-properties officeooo:rsid="001c30a3"/>
    </style:style>
    <style:style style:name="T107" style:family="text">
      <style:text-properties officeooo:rsid="001f743c"/>
    </style:style>
    <style:style style:name="T108" style:family="text">
      <style:text-properties officeooo:rsid="0020b174"/>
    </style:style>
    <style:style style:name="T109" style:family="text">
      <style:text-properties officeooo:rsid="0021c554"/>
    </style:style>
    <style:style style:name="T110" style:family="text">
      <style:text-properties officeooo:rsid="0024b8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Последний фанфик</text:h>
      <text:p text:style-name="P1"><text:span text:style-name="T1">&lt;</text:span><text:span text:style-name="T7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58">&lt;</text:span><text:span text:style-name="T62">Э</text:span><text:span text:style-name="T39">пизод в Кантерлоте, где Луна составляет невысокое мнение об умственных способностях Макса</text:span><text:span text:style-name="T58">&gt;</text:span></text:p>
      <text:p text:style-name="P43">&lt;<text:span text:style-name="T35">Глава про то, как Селестия пытается определить, чего хочет Макс </text:span>&lt;<text:span text:style-name="T1">и </text:span><text:span text:style-name="T35">ест ванильное мороженное</text:span>&gt;<text:span text:style-name="T35">.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4">&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35">Селестия лечит Макса в Кантерлоте от болячек и наркозависимости по-настоящему </text:span><text:span text:style-name="T34">(</text:span><text:span text:style-name="T35">перебирает на себя его болячки</text:span><text:span text:style-name="T34">)</text:span><text:span text:style-name="T3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9"><text:span text:style-name="T16">&lt;Луна - </text:span><text:span text:style-name="T3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6">&gt;</text:span></text:p>
      <text:p text:style-name="P59">&lt;Добавить эпизод подбора снаряги перед опасным заданием&gt;</text:p>
      <text:p text:style-name="P83">Таймлайн <text:span text:style-name="T16">(</text:span>события через 10 лет после Обмена): </text:p>
      <text:p text:style-name="P83">Год 2143 ПВ <text:span text:style-name="T16">(AU -?)</text:span></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3">29-е мая — встреча с Индиго. Прогулка с Селестией по парку. Муравьи под накрупником</text:p>
      <text:p text:style-name="P83">30-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6">&lt;</text:span>7<text:span text:style-name="T16">-</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6">&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6">&lt;</text:span>28-е июня<text:span text:style-name="T16"> </text:span>- попытка отослать письмо Селестии через Спайка</text:p>
      <text:p text:style-name="P83">30-е июня — выезд из Понивилля</text:p>
      <text:p text:style-name="P83"><text:soft-page-break/>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6"> </text:span>Провал Груммингтона. Отбытие с Груммингтона</text:p>
      <text:p text:style-name="P83"><text:span text:style-name="T16">&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6">[</text:span>21-е июля<text:span text:style-name="T16">]</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Прочитанные фанфики</text:h>
      <text:h text:style-name="Heading_20_3" text:outline-level="3">Эпичные</text:h>
      <text:p text:style-name="P121">Обмен ( <text:a xlink:type="simple" xlink:href="https://darkpony.ru/obmen/" text:style-name="Internet_20_link" text:visited-style-name="Visited_20_Internet_20_Link">https://darkpony.ru/obmen/</text:a> )</text:p>
      <text:p text:style-name="P122">I Dream Of Luna</text:p>
      <text:p text:style-name="P121">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2410049654540948806" text:style-name="L1">
        <text:list-item>
          <text:p text:style-name="P155">добавить детектив <text:span text:style-name="T1">(реализовано)</text:span>+ магические уроки/трактаты Старсвирла (реализовано)</text:p>
        </text:list-item>
        <text:list-item>
          <text:p text:style-name="P156">Терра несколько раз пытается убить Макса (один раз — в аквапарке). Несколько раз Макса спасает Селестия (даёт приказы Нексусу)</text:p>
        </text:list-item>
        <text:list-item>
          <text:p text:style-name="P156">Книги:</text:p>
        </text:list-item>
      </text:list>
      <text:list xml:id="list6750158145330572035" text:style-name="L2">
        <text:list-item>
          <text:p text:style-name="P157">«Великие грифоны прошлого» - из канона (5<text:span text:style-name="T16">s8e)</text:span></text:p>
        </text:list-item>
        <text:list-item>
          <text:p text:style-name="P157">«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77">Природа Проклятий</text:span>» - обмен</text:p>
        </text:list-item>
        <text:list-item>
          <text:p text:style-name="P157"><text:span text:style-name="T77">«Магия для Чайников»</text:span> - обмен</text:p>
        </text:list-item>
        <text:list-item>
          <text:p text:style-name="P157"><text:span text:style-name="T77">«Энциклопедия Арканум»</text:span> - обмен</text:p>
        </text:list-item>
        <text:list-item>
          <text:p text:style-name="P157">«О Гейсах» - обмен</text:p>
        </text:list-item>
        <text:list-item>
          <text:p text:style-name="P157"><text:soft-page-break/>«<text:span text:style-name="T77">Тайны Тайных Наук</text:span>» - обмен</text:p>
        </text:list-item>
        <text:list-item>
          <text:p text:style-name="P158">«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3855864014433421026" text:style-name="L3">
        <text:list-item>
          <text:p text:style-name="P15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0">Селестия — переменчивая пони. В одно время не строгая, а в другое может быть такой, что страшно становится</text:p>
        </text:list-item>
        <text:list-item>
          <text:p text:style-name="P159">У Селестии были такие элементы гармонии: Магия, Доброта, Смех. У Луны — Верность, Честность, Щедрость. (ксенофазия)</text:p>
        </text:list-item>
        <text:list-item>
          <text:p text:style-name="P15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9">Около 820-ти лет назад будущий маг Лайтнинг Стар поступил на обучение к наставнику Тииспоту</text:p>
        </text:list-item>
        <text:list-item>
          <text:p text:style-name="P15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9">У Селестии грива и хвост развеваются и переливаются от магического шампуня</text:p>
        </text:list-item>
        <text:list-item>
          <text:p text:style-name="P159">Тело Селестии очень крепкое — может выдержать несколько тонн земли</text:p>
        </text:list-item>
        <text:list-item>
          <text:p text:style-name="P159">Дискорд намного старше принцесс, его магия сильнее ихней на голову</text:p>
        </text:list-item>
        <text:list-item>
          <text:p text:style-name="P159">Луна младше Селестии на 3 года. Сёстрам около 5000 лет. <text:span text:style-name="T77">По другим данным, Селестии около 2500 лет (Обмен).</text:span></text:p>
        </text:list-item>
        <text:list-item>
          <text:p text:style-name="P159">Принцессы начали войну с Дискордом в возрасте, когда им было около 700 лет — и продолжалась война почти сто лет</text:p>
        </text:list-item>
        <text:list-item>
          <text:p text:style-name="P159">Самый главный враг сестёр и Дискорда — скука</text:p>
        </text:list-item>
        <text:list-item>
          <text:p text:style-name="P159">В Эквестрии на одного жеребца приходится четыре - пять кобыл</text:p>
        </text:list-item>
        <text:list-item>
          <text:p text:style-name="P15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9">Селестия в первые полторы тысячи лет путешествовала — и заварила несколько войн (две — с Эквестрией, в одной была против Луны)</text:p>
        </text:list-item>
        <text:list-item>
          <text:p text:style-name="P159">Настоящий цвет гривы Селестии — клубнично-розовая. Радужный цвет гривы и хвоста поддерживается магией</text:p>
        </text:list-item>
        <text:list-item>
          <text:p text:style-name="P159"><text:soft-page-break/>Кроме Дискорда, старше сестёр ещё старейшина драконов</text:p>
        </text:list-item>
        <text:list-item>
          <text:p text:style-name="P159">Кэйденс не прожила и 60-ти лет и является низкорожденной</text:p>
        </text:list-item>
        <text:list-item>
          <text:p text:style-name="P15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9">Народ тихо фигел от нововведений и с ещё большим ожесточением продолжал делать по-своему</text:p>
        </text:list-item>
        <text:list-item>
          <text:p text:style-name="P15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9">Когда пони женятся, они обмениваются ножными браслетами</text:p>
        </text:list-item>
        <text:list-item>
          <text:p text:style-name="P159">Светилами, кроме сестёр, могут управлять единороги (группы), Дискорд, Твайлайт и Старсвирл</text:p>
        </text:list-item>
        <text:list-item>
          <text:p text:style-name="P159">Королева Кризалис — правительница Зелёной Долины</text:p>
        </text:list-item>
        <text:list-item>
          <text:p text:style-name="P159">Мать Луны и Селестии — аликорн Лорен. Мать Дискорда — Алиса (пони-человек)</text:p>
        </text:list-item>
        <text:list-item>
          <text:p text:style-name="P15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6">2500</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text:soft-page-break/>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9"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4">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6"><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6">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6">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80"><text:span text:style-name="T16">– Нэш, к</text:span>ак называется наш проект?</text:p>
      <text:p text:style-name="P78"><text:span text:style-name="T8">– </text:span><text:span text:style-name="T79">Дайсон.</text:span></text:p>
      <text:p text:style-name="P78"><text:span text:style-name="T8">– </text:span><text:span text:style-name="T79">Сколько тебе лет?</text:span></text:p>
      <text:p text:style-name="P78"><text:span text:style-name="T8">– </text:span><text:span text:style-name="T79">Два года с начала запуска кластера.</text:span></text:p>
      <text:p text:style-name="P78"><text:span text:style-name="T8">– </text:span><text:span text:style-name="T79">Какой сейчас год?</text:span></text:p>
      <text:p text:style-name="P78"><text:span text:style-name="T8">– </text:span><text:span text:style-name="T79">202</text:span><text:span text:style-name="T8">1</text:span><text:span text:style-name="T79">-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80"><text:span text:style-name="T45">–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74">, </text:span><text:span text:style-name="T5">в некоем городе живёт брадобрей, который бреет всех людей, которые не бреются сами. Вопрос: кто бреет брадобрея</text:span><text:span text:style-name="T74">?</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42">incompartible interface Analytics v.0.93 beta</text:span>”</text:p>
      <text:p text:style-name="P39">Ага, уже теплее.</text:p>
      <text:p text:style-name="P39"/>
      <text:p text:style-name="P78"><text:span text:style-name="T8">– Нэш</text:span><text:span text:style-name="T7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6">–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6">–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6">.</text:span></text:p>
      <text:p text:style-name="P52"/>
      <text:p text:style-name="P98">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1">***</text:p>
      <text:p text:style-name="P131"/>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34">Bionic-Hill’а</text:span>. <text:span text:style-name="T1">Разноцветное искрение снежинок в мягком свете фонарей</text:span> создавал<text:span text:style-name="T1">о</text:span> атмосферу <text:span text:style-name="T8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6">&lt;</text:span><text:span text:style-name="T82">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30">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65">ворил </text:span><text:span text:style-name="T2">—</text:span><text:span text:style-name="T6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5">А у нас получается... </text:span><text:span text:style-name="T2">–</text:span><text:span text:style-name="T6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6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81">Музыка быстрая, тревожная, надорваная и печальная (Pet Shop Boys “So Hard” ?)</text:p>
      <text:p text:style-name="P31"/>
      <text:p text:style-name="P90"><text:span text:style-name="T16">&lt;</text:span><text:span text:style-name="T1">Описание полёта через Эогипп. Удивлённый взгляд Анакорна</text:span><text:span text:style-name="T16">&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5">, </text:span><text:span text:style-name="T2">а от валиума таких глюков у меня ни разу не было</text:span><text:span text:style-name="T6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35">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4">п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6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5">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44">верх</text:span>…</text:p>
      <text:p text:style-name="P4">– Сестра, ты идёшь? – заглянула в зал Луна.</text:p>
      <text:p text:style-name="P4">Тут м<text:span text:style-name="T16">еня, </text:span>наконец,<text:span text:style-name="T16"> стошнило. Буквально вывернуло наизнанку: из носа текло, в глазах стояли слёзы. </text:span></text:p>
      <text:p text:style-name="P4">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8">Jack of Hearts</text:span><text:span text:style-name="T68"><text:note text:id="ftn7" text:note-class="footnote"><text:note-citation>7</text:note-citation><text:note-body><text:p text:style-name="Footnote"><text:bookmark text:name="result_box1"/><text:span text:style-name="T68">Jack of Hearts</text:span> <text:span text:style-name="T1">– Червовый валет (фр.)</text:span></text:p></text:note-body></text:note></text:span><text:span text:style-name="T68"> , </text:span><text:span text:style-name="T1">Сахарная Ватка</text:span><text:span text:style-name="T6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34">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9">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5">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4">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4">,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4"><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6">–</text:span> <text:span text:style-name="T3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6">–</text:span> ТЫ!!! ТЫ!..</text:p>
      <text:p text:style-name="P4"><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text:span text:style-name="T3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6">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4">Глава IV. Пределы магии</text:p>
      <text:p text:style-name="P21"/>
      <text:p text:style-name="P24">Вашему покорному слуге известны четыре предела магии: </text:p>
      <text:list xml:id="list2241061179809351742"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5"/>
      <text:p text:style-name="P11">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34">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79"><text:span text:style-name="T16">Как раз на спуске в нижний </text:span><text:span text:style-name="T1">город, на мосту</text:span><text:span text:style-name="T16">, 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4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4">парящие платформы.</text:span> Но дворцовым бюрократам необязательно ж знать, КАК я их уничтожаю, хе-хе! Некоторые из <text:span text:style-name="T44">платформ </text:span><text:span text:style-name="T4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4"> И никто ж не догадывался, что она </text:span><text:span text:style-name="T45">сделана по королевскому заказу</text:span><text:span text:style-name="T44">! Её </text:span><text:span text:style-name="T45">Солнечное </text:span><text:span text:style-name="T4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6">4. </text:span>Библиотека</text:h>
      <text:p text:style-name="P20">&lt;<text:span text:style-name="T6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34">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6">За прошедшие дни я уже привык и к магии, и к разумным эквиноподобным и даже </text:span><text:span text:style-name="T1">ко сну вдоволь</text:span><text:span text:style-name="T16">.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7">–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6">– </text:span>Не забывай, человек, я — могущественный маг и правитель Эквестрии. Ко мне нужно относиться с должным уважением!</text:p>
      <text:p text:style-name="P53"><text:span text:style-name="T16">– </text:span>А то что? Превратишь в жабу? Сошлёшь на Луну? Убьёшь нахер?</text:p>
      <text:p text:style-name="P53">Аликорница сникла. Уши её опустились.</text:p>
      <text:p text:style-name="P53"><text:span text:style-name="T16">– </text:span>Макс, не надо... Ты же знаешь, я этого не сделаю.</text:p>
      <text:p text:style-name="P53"><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53"><text:span text:style-name="T16">Аликорница уселась н</text:span>а пол <text:span text:style-name="T16">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3"><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6">– </text:span>Вот, читай отсюда. <text:span text:style-name="T16">– а</text:span>ликорница подчеркнула абзац копытом.</text:p>
      <text:p text:style-name="P53"/>
      <text:p text:style-name="P54">***</text:p>
      <text:p text:style-name="P54"/>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4">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80" text:outline-level="2"><text:span text:style-name="T16">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69">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4">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35">Селестия достаёт из потайной щели свиток с мыслями Селестии</text:span><text:span text:style-name="T34">`<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79" text:outline-level="2">6. Стыд</text:h>
      <text:p text:style-name="P53">&lt;<text:span text:style-name="T98">Mylene Farmer — L`Ame-Stram-Gram</text:span>&gt;</text:p>
      <text:p text:style-name="P64">~~~ Завтра на семь в библиотеке ~~~</text:p>
      <text:p text:style-name="P64"/>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29">Абсолютного забвения</text:span>&gt;Стирание из бытия. Точнее, его нет и не было после того, как я замкнула его на его создателя, Иггуса. Суть заклинания <text:span text:style-name="T8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8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7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7">&lt;<text:span text:style-name="T3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6">—</text:span> осень, за осенью <text:span text:style-name="T46">—</text:span> зима. <text:s/>Если пошёл дождь, должно быть мокро, если выпал снег <text:span text:style-name="T4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5">старший. </text:span><text:span text:style-name="T2">–</text:span><text:span text:style-name="T6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6">—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6">— умение делегировать полномочия. Вечером того же дня я села за письменный стол.</text:span></text:p>
      <text:p text:style-name="P43">“<text:span text:style-name="T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text:span text:style-name="T99">й, старый, как говно мамонта,</text:span>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6">—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6">ctg(Pi/4)-6)/(ln(e)-sin(0))</text:span></text:h>
      <text:p text:style-name="P85">Mark Knopfler — Hill Farmers Blues — или на следующую главу (прощание)</text:p>
      <text:p text:style-name="P53"/>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4"> </text:span>(быть может, к счастью). Всё, что я могу <text:span text:style-name="T16">— оставить тебе напутствие.</text:span></text:p>
      <text:p text:style-name="P64"><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64">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text:span>Блин, м<text:span text:style-name="T16">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oft-page-break/><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3"> </text:span><text:span text:style-name="T55">— вся архитектура явно </text:span><text:span text:style-name="T46">была </text:span><text:span text:style-name="T55">заточена под крылатых. Таких, для которых приземлиться на балкон в тронном зале или уйти через портик на крыше</text:span><text:span text:style-name="T73"> </text:span><text:span text:style-name="T55">— обычное дело. </text:span><text:span text:style-name="T73">Хорошо, что ежедневные посещения каретной мастерской подняли мой тонус, изрядно посаженный сидячим образом жизни.</text:span></text:p>
      <text:p text:style-name="P1"><text:span text:style-name="T7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5">— книжный шкаф и напольная подставка для чтения с </text:span><text:span text:style-name="T46">упором в виде </text:span><text:span text:style-name="T55">голов</text:span><text:span text:style-name="T46">ы</text:span><text:span text:style-name="T5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6">Каменный пол комнаты был покрыт розовым ковром с длиннейшим ворсом.</text:span><text:span text:style-name="T55"> </text:span><text:span text:style-name="T46">Его центр занимал высокий </text:span><text:span text:style-name="T55">кругл</text:span><text:span text:style-name="T46">ый</text:span><text:span text:style-name="T55"> </text:span><text:span text:style-name="T46">футон</text:span><text:span text:style-name="T55"> </text:span><text:span text:style-name="T46">с</text:span><text:span text:style-name="T55"> велик</text:span><text:span text:style-name="T46">им</text:span><text:span text:style-name="T55"> множество</text:span><text:span text:style-name="T46">м</text:span><text:span text:style-name="T55"> подушек. Среди них я с удивлением заметил плюшевую единорожку </text:span><text:span text:style-name="T46">фиолетового</text:span><text:span text:style-name="T55">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6">—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6">.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6">—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 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6">—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6">–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6">–</text:span> А водку у вас принято пить?</text:p>
      <text:p text:style-name="P41"><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3"><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6">– Это ты называешь “дружбой”? – с </text:span>улыбкой хмыкнул<text:span text:style-name="T16"> я. – </text:span>Мне нравится твоё чувство юмора.</text:p>
      <text:p text:style-name="P53">Аликорница нахмурилась.</text:p>
      <text:p text:style-name="P53"><text:span text:style-name="T16">–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55">– </text:span><text:span text:style-name="T46">Говорят, в Додж-сити почти не осталось жителей. В местном депо перестали обслуживать паровозы из-за отсутствия рабочих. Старик </text:span><text:span text:style-name="T55">–</text:span><text:span text:style-name="T4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55">– </text:span><text:span text:style-name="T60">А из Пинто Крика уже месяц нет новостей...</text:span></text:p>
      <text:p text:style-name="P4"><text:span text:style-name="T55">– </text:span><text:span text:style-name="T6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60">– </text:span>“<text:span text:style-name="T1">Что я могу сделать, чтобы вернуть всё назад?</text:span>”</text:p>
      <text:p text:style-name="P17"><text:span text:style-name="T60">– </text:span><text:span text:style-name="T46">Так и сказала?</text:span></text:p>
      <text:p text:style-name="P1"><text:span text:style-name="T55">– </text:span><text:span text:style-name="T46">Да, </text:span><text:span text:style-name="T47">Фэнси</text:span><text:span text:style-name="T4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0">– </text:span><text:span text:style-name="T46">Что бы это значило, Флер?</text:span></text:p>
      <text:p text:style-name="P17"><text:span text:style-name="T60">– </text:span><text:span text:style-name="T4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6">–</text:span> Ты? <text:span text:style-name="T16">–</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4">— </text:span><text:span text:style-name="T4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56">&lt;</text:span><text:span text:style-name="T76">Mark Knopfler - </text:span><text:span text:style-name="T75">Hill Farmer's Blues</text:span><text:span text:style-name="T56">&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5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text:span text:style-name="T16">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85">мино</text:span>тавра?</text:p>
      <text:p text:style-name="P64">– <text:s/>Тебя забрать я ему не дам. А в дядю не тыкай копытом, это невежливо! Спи уже, моя маленькая!</text:p>
      <text:p text:style-name="P64"><text:soft-page-break/>– Поцелуй меня на ночь, мам!</text:p>
      <text:p text:style-name="P64">– Конечно, моя хорошая...</text:p>
      <text:p text:style-name="P64"/>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6">&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5">–</text:span><text:span text:style-name="T46">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5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6">пони-</text:span><text:span text:style-name="T55">исчезновений уже год. Почту за честь работать </text:span><text:span text:style-name="T46">под твоим руководством</text:span><text:span text:style-name="T55">. Подожди немного, я </text:span><text:span text:style-name="T46">от</text:span><text:span text:style-name="T55">систематизирую нужную информацию и расскажу тебе, насколько далеко смогла продвинуться.</text:span></text:p>
      <text:p text:style-name="P41">“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3"><text:span text:style-name="T16">–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0">— далеко 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после чего мне придётся восстанавливаться около месяца<text:span text:style-name="T16">.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3">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2">&lt;Seal — Amazing <text:span text:style-name="T1">(T</text:span><text:span text:style-name="T16">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9">—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9">—</text:span><text:span text:style-name="T20"> </text:span><text:span text:style-name="T7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3">&lt;<text:span text:style-name="T78">d.notive — Talking Flight</text:span>&gt;</text:p>
      <text:p text:style-name="P64">Дата: 12.04.1003 А.С.</text:p>
      <text:p text:style-name="P64">Эксперимент: заклинание Воплощения Индрэ</text:p>
      <text:p text:style-name="P64">Испытуемая: Рэрити</text:p>
      <text:p text:style-name="P64"><text:soft-page-break/>Синопсис: запись сна со слов испытуемой</text:p>
      <text:p text:style-name="P64">Замечания: замечаний нет</text:p>
      <text:p text:style-name="P64"/>
      <text:p text:style-name="P1"><text:span text:style-name="T4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9">чёрный экран?</text:span></text:p>
      <text:p text:style-name="P50"/>
      <text:p text:style-name="P54">***</text:p>
      <text:p text:style-name="P53"/>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12.04.1003 А.С.</text:p>
      <text:p text:style-name="P64">Эксперимент: заклинание Воплощения Индрэ</text:p>
      <text:p text:style-name="P64"><text:soft-page-break/>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3">***</text:p>
      <text:p text:style-name="P1"/>
      <text:p text:style-name="P24">Сим повелеваем прекратить дальнейшие эксперименты<text:span text:style-name="T4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9"/>
      <text:h text:style-name="Heading_20_2" text:outline-level="2">12. День сурка</text:h>
      <text:p text:style-name="P17">&lt;<text:span text:style-name="T71">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6">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6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4">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55">—</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oft-page-break/><text:span text:style-name="T4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5"> </text:span><text:span text:style-name="T46">Мощнее ускорителя только магия драконов,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55">– Я </text:span><text:span text:style-name="T60">всегда буду оставаться в тени. </text:span><text:span text:style-name="T55">– </text:span><text:span text:style-name="T60">хлюпала единорожка. </text:span><text:span text:style-name="T55">– </text:span><text:span text:style-name="T6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6">– </text:span>Ты?!</text:p>
      <text:p text:style-name="P96"><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6">– М</text:span>ожет тогда, ты скажешь, что в нём пошло не так и почему к вам попал я, а не сверхаликорн?</text:p>
      <text:p text:style-name="P96"><text:span text:style-name="T16">– </text:span>Не скажу. Заклинания Стар Свирла Бородатого обычно если срабатывают, то без ошибок.</text:p>
      <text:p text:style-name="P53"><text:span text:style-name="T16">– Если </text:span>только <text:span text:style-name="T16">их правильно вызывают. – </text:span>пробурчал Спайк, возвращаясь в корзинку.</text:p>
      <text:p text:style-name="P41"><text:span text:style-name="T16">–</text:span> <text:span text:style-name="T1">Эмм. </text:span>Что он имел ввиду?</text:p>
      <text:p text:style-name="P41"><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6">–</text:span> <text:span text:style-name="T1">е</text:span>динорожка опустила голову.</text:p>
      <text:p text:style-name="P41"><text:span text:style-name="T16">– </text:span><text:span text:style-name="T1">Да, завершилось всё препаршиво. Принцесса Луна сказала, лучше бы её обратно на Луну закинули.</text:span></text:p>
      <text:p text:style-name="P41"><text:span text:style-name="T16">–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6">– </text:span><text:span text:style-name="T1">Хм. Нет.</text:span></text:p>
      <text:p text:style-name="P41"><text:span text:style-name="T16">– </text:span><text:span text:style-name="T1">А друзья?</text:span></text:p>
      <text:p text:style-name="P41"><text:span text:style-name="T16">– </text:span><text:span text:style-name="T1">У меня был друг. Погиб два месяца назад.</text:span></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5">— </text:span><text:span text:style-name="T4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5">.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6">.</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42">Чужестранец-примат разбил сердце нашей обожаемой Селестии! Двор в отчаянии </text:span><text:span text:style-name="T19">— </text:span><text:span text:style-name="T4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6">– </text:span>Привет, Эй-Джей! У тебя проблемы?</text:p>
      <text:p text:style-name="P53"><text:span text:style-name="T16">– </text:span>Привет, сахарок. <text:span text:style-name="T16">– </text:span>озабоченно поприветствовала меня пони.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6">– </text:span>А ты, Маки,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6">–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6">–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6">– Г</text:span>отово. Принимай работу, хозяйка!</text:p>
      <text:p text:style-name="P53">Эпплджек стиснула меня в сокрушающих объятиях.</text:p>
      <text:p text:style-name="P53"><text:soft-page-break/><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6">–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6">–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7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7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6">– </text:span>Свободно? <text:span text:style-name="T16">– </text:span>спросил я у единственной пони, сидящей за столиком.</text:p>
      <text:p text:style-name="P53"><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6">– <text:s/></text:span>Пирог с грибами, яишницу и чизкейк<text:span text:style-name="T16"> – </text:span>сообщил я подошедшей официантке.</text:p>
      <text:p text:style-name="P53"><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3"><text:span text:style-name="T16">–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6">– </text:span>Вы, наверное, ждёте кого-то?</text:p>
      <text:p text:style-name="P56"><text:span text:style-name="T16">– </text:span>Неа.</text:p>
      <text:p text:style-name="P56"><text:span text:style-name="T16">– </text:span>Просто обедаете?</text:p>
      <text:p text:style-name="P56"><text:span text:style-name="T16">– </text:span>Неа.</text:p>
      <text:p text:style-name="P56"><text:span text:style-name="T16">– </text:span>Просто сидите и мрачно смотрите на меня?</text:p>
      <text:p text:style-name="P56"><text:span text:style-name="T16">– </text:span>Неа.</text:p>
      <text:p text:style-name="P56">Хм, а эта пони не из разговорчивых. Ну ладно.</text:p>
      <text:p text:style-name="P56"><text:span text:style-name="T16">– </text:span>А что же вы делаете?</text:p>
      <text:p text:style-name="P56"><text:span text:style-name="T16">– </text:span>Веселюсь. <text:span text:style-name="T16">– </text:span>мрачно заявила пони.</text:p>
      <text:p text:style-name="P56"><text:span text:style-name="T16">–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6">– </text:span>Привет, Анон!</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6">– </text:span>Мы с вами раньше встречались?</text:p>
      <text:p text:style-name="P56"><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3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6">– </text:span>Оставь, Салвер.<text:span text:style-name="T16"> </text:span>Ему за счёт заведения.</text:p>
      <text:p text:style-name="P53"><text:span text:style-name="T16">– </text:span>Ясно, мисс Пинки. <text:span text:style-name="T16">– </text:span>официантка кивнула и ушла.</text:p>
      <text:p text:style-name="P53"><text:span text:style-name="T16">– Ч</text:span>его-о-о?<text:span text:style-name="T16"> </text:span>Так это твой бар?</text:p>
      <text:p text:style-name="P53"><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3"><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6">– </text:span>У меня есть идея получше. <text:span text:style-name="T16">– </text:span>на свет показалась фляга Большого Макинтоша.</text:p>
      <text:p text:style-name="P53"><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6">– </text:span>Починил телегу. Только молчок про самогон, раз уж ты в курсе. <text:span text:style-name="T16">– </text:span>я разлил сидр по чашкам.</text:p>
      <text:p text:style-name="P53"><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6">–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6">– У </text:span>тебя такая смешная мордочка! <text:span text:style-name="T16">– </text:span>захихикали Пинки, покачиваясь. <text:span text:style-name="T16">– </text:span>Как будто ты <text:span text:style-name="T7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6">– </text:span>Эммм... Скажи-ка мне, мой друг П-п-пинки... Легенда про фаэри <text:span text:style-name="T20">— </text:span><text:span text:style-name="T79">эт правда?</text:span></text:p>
      <text:p text:style-name="P53"><text:span text:style-name="T20">– </text:span><text:span text:style-name="T79">Какая из? Их много, вообще-то. Ик!</text:span></text:p>
      <text:p text:style-name="P53"><text:span text:style-name="T20">– </text:span><text:span text:style-name="T79">Про принцесс. Про то, что они фаэри, спустившиеся с неба во плоти, чтоб помогать пони управлять Эквестрией?</text:span></text:p>
      <text:p text:style-name="P53"><text:span text:style-name="T20">– </text:span><text:span text:style-name="T79">Макс, </text:span><text:span text:style-name="T20">– </text:span><text:span text:style-name="T79">захихикала Пинки, взъерошив копытами розовые кудряшки и попытавшись соорудить из них бороду, </text:span><text:span text:style-name="T20">– </text:span><text:span text:style-name="T7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20">– </text:span><text:span text:style-name="T7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20">– </text:span><text:span text:style-name="T79">Ты что-о-о! Нельзя любить фаэри! Она похитит твоё сердце, и ты будешь искать её, пока не... </text:span><text:span text:style-name="T20">– </text:span><text:span text:style-name="T79">Пинки погрузилась в так и не съеденный салат «по-Кантерлотски» и захрапела.</text:span></text:p>
      <text:p text:style-name="P53"><text:span text:style-name="T20">– </text:span><text:span text:style-name="T79">Пока не умру?</text:span></text:p>
      <text:p text:style-name="P53"><text:span text:style-name="T20">– </text:span><text:span text:style-name="T79">Нет, глупенький, </text:span><text:span text:style-name="T20">– </text:span><text:span text:style-name="T79">пробулькала Пинки из миски. </text:span><text:span text:style-name="T20">– </text:span><text:span text:style-name="T79">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6">–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57"><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7"><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7"><text:span text:style-name="T16">– </text:span>У нас?</text:p>
      <text:p text:style-name="P57"><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6">– </text:span>Стооой! <text:span text:style-name="T16">– </text:span>заорал я. <text:span text:style-name="T16">– </text:span>Выпрыгивай из бочки!!!</text:p>
      <text:p text:style-name="P57">Кобылка-пилот улыбнулась и постукала копытцем по шлему, показывая, что не слышит меня.</text:p>
      <text:p text:style-name="P57"><text:span text:style-name="T16">– </text:span>Выпрыгивааа... <text:span text:style-name="T16">–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6">– </text:span>Смотри, вот те и ответ на вопрос, куда деваются пони!</text:p>
      <text:p text:style-name="P57"><text:span text:style-name="T16">– </text:span>Где? <text:span text:style-name="T16">– </text:span>единорожка начала оглядываться.</text:p>
      <text:p text:style-name="P57"><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7"><text:span text:style-name="T16">– </text:span>И что? Я всё равно не пойму, куда пони деваются? И куда пропала Скуталу?</text:p>
      <text:p text:style-name="P57"><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text:soft-page-break/></text:p>
      <text:p text:style-name="P58">***<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6"><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6">P.S. Н</text:span>е гневите мироздание воровством! <text:span text:style-name="T42">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6"/>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3. Мэйнхэттен</text:h>
      <text:p text:style-name="P88">ZZ Top – Gimme all your lovin</text:p>
      <text:p text:style-name="P88">Mothley Crue – Kick Start My Heart</text:p>
      <text:p text:style-name="P57"><text:soft-page-break/><text:span text:style-name="T16">–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6">– </text:span>Не отсылается. Глюк какой-то.</text:p>
      <text:p text:style-name="P5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57"><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7"><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6">– </text:span>Это неправильно! <text:span text:style-name="T16">– </text:span>заявила Рэйнбоу Дэш, отвернувшись от окна.</text:p>
      <text:p text:style-name="P57"><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7"><text:span text:style-name="T16">– </text:span>Да я не про то! <text:span text:style-name="T16">– </text:span>отмахнулась пегаска. <text:span text:style-name="T16">– </text:span>Посмотри на поле.</text:p>
      <text:p text:style-name="P57"><text:span text:style-name="T16">– </text:span>И что? Поле как поле.</text:p>
      <text:p text:style-name="P57"><text:span text:style-name="T16">– </text:span>Оно не убрано. <text:span text:style-name="T16">– </text:span>мрачно ответила пегаска. <text:span text:style-name="T16">–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6">– </text:span>У самого посёлка поля убраны. Наверняка дойдёт дело и до остальных.</text:p>
      <text:p text:style-name="P57"><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6">– </text:span>Спасибо, но от пинкиных плюшек у меня фланки округляются.</text:p>
      <text:p text:style-name="P57"><text:span text:style-name="T16">– </text:span>Да ладно тебе, Рэйнбоу Дэш! От одной не округлятся.</text:p>
      <text:p text:style-name="P57"><text:span text:style-name="T16">– </text:span>От одной —<text:span text:style-name="T16"> </text:span>нет. Но я ж на одной не остановлюсь... И вот что. Зови меня Дэш! А то и мне придётся звать тебя полным именем, а я этого не выношу. <text:span text:style-name="T16">– </text:span>Пегаска взяла карту и нахмурилась. <text:span text:style-name="T16">–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6"> </text:span>Как будто…</text:p>
      <text:p text:style-name="P57"><text:soft-page-break/><text:span text:style-name="T16">–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6">–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6">–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6">– </text:span>Леди и джентльпони! Просьба не паниковать! Поезд дальше не идёт: впереди провал! <text:span text:style-name="T16">– </text:span>крикнул проводник.</text:p>
      <text:p text:style-name="P57"><text:span text:style-name="T16">– </text:span>Какой ещё, в дышло, провал? Я проезжал тут два дня назад!</text:p>
      <text:p text:style-name="P57"><text:span text:style-name="T16">– </text:span>Безобразие! Верните мне деньги за билет!</text:p>
      <text:p text:style-name="P57"><text:span text:style-name="T16">– </text:span>Как вы смеете! Я опоздаю в порт! <text:s/><text:span text:style-name="T16">–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6">– </text:span>Дэш, нам надо на ту сторону.</text:p>
      <text:p text:style-name="P57"><text:span text:style-name="T16">– </text:span>Нет проблем. Я могу тебя перенести.</text:p>
      <text:p text:style-name="P57">Я с сомнением посмотрел на пегаску. Дэш в холке была мне по пояс.</text:p>
      <text:p text:style-name="P57"><text:span text:style-name="T16">–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7">Мля.</text:p>
      <text:p text:style-name="P57"><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 Ёбаная Селестия!</text:p>
      <text:p text:style-name="P57"><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6">– </text:span>Я чувствую, что только что упустил отличную возможность отлить на вселенную!</text:p>
      <text:p text:style-name="P57"><text:soft-page-break/></text:p>
      <text:p text:style-name="P58">***</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3">Принцесса Селестия Эквестрийская, Дневная Глава Диархии, Непобедимое Солнце, Защитница Кантерлота, Страж Эверфри и прочая и прочая...» </text:span><text:span text:style-name="T57">– </text:span><text:span text:style-name="T61">прочитал охранник, близоруко щурясь.</text:span></text:p>
      <text:p text:style-name="P57"><text:span text:style-name="T16">– </text:span>Удостоверение личности предъявлять? <text:span text:style-name="T16">– </text:span>осведомился я.</text:p>
      <text:p text:style-name="P57"><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7">Дэш, ни слова не говоря, прислонила ухо к двери.</text:p>
      <text:p text:style-name="P57"><text:span text:style-name="T16">– </text:span>Будешь смеяться, но именно этим он и занят. Вызывает полицию по телефону. <text:span text:style-name="T16">– </text:span>сообщила пегаска.</text:p>
      <text:p text:style-name="P57"><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6">– </text:span>Сколько у нас времени?</text:p>
      <text:p text:style-name="P57">Дэш почесала в затылке.</text:p>
      <text:p text:style-name="P57"><text:soft-page-break/><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6">–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6">–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p>
      <text:p text:style-name="P57">Снаружи послышался вой сирены и цокот множества копыт.</text:p>
      <text:p text:style-name="P57"><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6">– </text:span>Это твои двадцать минут? <text:span text:style-name="T16">– </text:span>возмутился я. <text:span text:style-name="T16">– </text:span>Да ещё и десяти не прошло!</text:p>
      <text:p text:style-name="P57">Дэш вымучено скривилась.</text:p>
      <text:p text:style-name="P57"><text:span text:style-name="T16">– П</text:span>римат Макс, здание окружено! Мы знаем, что ты внутри! Выходи добровольно, или будешь взят силой! <text:span text:style-name="T16">– </text:span>загремел усиленный мегафоном голос.</text:p>
      <text:p text:style-name="P57">Я разбил топором стеклянные дверцы прибора и вытащил рубины.</text:p>
      <text:p text:style-name="P57"><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6">– </text:span>Ну уж фигушки. Я тебя тут не оставлю.</text:p>
      <text:p text:style-name="P57"><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6">– Н</text:span>е тупи! <text:span text:style-name="T16">– </text:span>упрямо мотнула головой пегаска. <text:span text:style-name="T16">–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oft-page-break/><text:span text:style-name="T16">– </text:span>Быстро за мной! <text:span text:style-name="T16">–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6">– Ю-</text:span>хууу<text:span text:style-name="T16">!!!</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6">–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6">– </text:span>Макс, подвинься!</text:p>
      <text:p text:style-name="P57">Пегаска оттеснила меня крупом и повернулась к двери задом.</text:p>
      <text:p text:style-name="P57"><text:span text:style-name="T16">–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6">– </text:span>Ты чего на меня так уставился? <text:span text:style-name="T16">– </text:span>подозрительно спросила пегаска.</text:p>
      <text:p text:style-name="P57"><text:span text:style-name="T16">– </text:span>Да так… Не ожидал, что ты такая…</text:p>
      <text:p text:style-name="P57"><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6">– </text:span>Ты! Не! По! Нял! Те! Бе! Не! Льзя! Тут! Ос! Та! ВАТЬСЯ!!! <text:span text:style-name="T16">–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oft-page-break/><text:span text:style-name="T16">–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Некоторое время было тихо. Потом хлопнули ставни и чей-то сонный голос недовольно пробормотал:</text:p>
      <text:p text:style-name="P57"><text:span text:style-name="T16">–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6">–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6">– </text:span>Так-так, посмотрим, что тут у нас. Ага. Гм. Это наверняка тот монстр-примат,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16">– </text:span>А это у нас кто? Гмм. Пегаска. Вот так раз! Рэйнбоу Дэш! Какими судьбами?</text:p>
      <text:p text:style-name="P57"><text:span text:style-name="T16">– </text:span>ТРИКСИ! <text:span text:style-name="T16">– <text:s/></text:span>фейсхуфнула Дэш. <text:span text:style-name="T16">– </text:span>Во имя Селестии, ЧТО ты тут делаешь?!!</text:p>
      <text:p text:style-name="P57"><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7"><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57"><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6">– </text:span>Ей ведь нельзя рассказывать, да?</text:p>
      <text:p text:style-name="P57"><text:soft-page-break/><text:span text:style-name="T16">– </text:span>Нельзя. <text:span text:style-name="T16">– </text:span>подтвердил я. <text:span text:style-name="T16">–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6">– </text:span>ОГО!</text:p>
      <text:p text:style-name="P57">Единорожка аж уселась на крыльцо от удивления.</text:p>
      <text:p text:style-name="P57"><text:span text:style-name="T16">–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6">– </text:span>Мы приняли решение не выдавать вас полиции в обмен на то, что вы расскажете нам о вашей секретной миссии!</text:p>
      <text:p text:style-name="P57"><text:span text:style-name="T16">– </text:span>Не пойдёт! <text:span text:style-name="T16">– </text:span>заявил я. <text:span text:style-name="T16">– </text:span>Я уже сказал, что это тайна. Мне добавить нечего.</text:p>
      <text:p text:style-name="P57"><text:span text:style-name="T16">– </text:span>Да неужели? <text:span text:style-name="T16">– </text:span>захлопала ресницами Трикси. <text:span text:style-name="T16">–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
      <text:p text:style-name="P57">…</text:p>
      <text:p text:style-name="P46"/>
      <text:p text:style-name="P57"><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7"><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6">– </text:span>Стой! Что ты там сказала о Селестии?</text:p>
      <text:p text:style-name="P57">Трикси молча левитировала мне газеты с трюмо.</text:p>
      <text:p text:style-name="P57">…</text:p>
      <text:p text:style-name="P57">Фак! Фак-фак-фак!!!</text:p>
      <text:p text:style-name="P57">«<text:span text:style-name="T42">Исчезновение дневной главы диархии: Эквестрия в панике!</text:span>» (статья двухдневной давности).</text:p>
      <text:p text:style-name="P57">«<text:span text:style-name="T4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7"><text:soft-page-break/>«<text:span text:style-name="T4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2">Да отстаньте же вы от меня! Он сказал, что ест пони, но я этого НЕ ВИДЕЛА!!!</text:span>»).</text:p>
      <text:p text:style-name="P57">«<text:span text:style-name="T4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4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46"><text:span text:style-name="T16">–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7"><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6">–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text:soft-page-break/>Трижды дерьмо!!! Я забыл, что для проведения эксперимента, нам нужна помощь Селестии!</text:p>
      <text:p text:style-name="P57"/>
      <text:p text:style-name="P72"><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6">Show must go on!</text:span></text:p>
      <text:p text:style-name="P57">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7">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6">&lt;<text:span text:style-name="T83">David Bowie - Lets Dance/ Ashes To Ashes</text:span></text:p>
      <text:p text:style-name="P46"><text:span text:style-name="T83">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text:soft-page-break/>–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42">Добро пожаловать в Груммингтон! Вам здесь рады!</text:span></text:p>
      <text:p text:style-name="P57"><text:span text:style-name="T42">Население города </text:span><text:span text:style-name="T84">302 пони</text:span><text:span text:style-name="T42">.</text:span></text:p>
      <text:p text:style-name="P57"><text:span text:style-name="T84">250 пони</text:span><text:span text:style-name="T42">.</text:span></text:p>
      <text:p text:style-name="P57"><text:span text:style-name="T84">125 поней</text:span><text:span text:style-name="T42">.</text:span></text:p>
      <text:p text:style-name="P57"><text:span text:style-name="T42">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3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1">Крепко обнимаю, чешу холку, хлопаю по шее! Твой Макс. </text:span><text:span text:style-name="T32">Дружба </text:span><text:span text:style-name="T51">—</text:span><text:span text:style-name="T32"> </text:span><text:span text:style-name="T3">э</text:span><text:span text:style-name="T32">то, </text:span><text:span text:style-name="T86">так её </text:span><text:span text:style-name="T3">разэтак</text:span><text:span text:style-name="T86">,</text:span><text:span text:style-name="T32"> магия!</text:span><text:span text:style-name="T73">»</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text:soft-page-break/>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 Ы-ы-ы!!!»</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text:soft-page-break/>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text:soft-page-break/>– Хорошая… ммм… сказка… – пробормотала пегаска сонно. Зевнув во весь рот она потянулась и, прижавшись к моей ноге, заснула.</text:p>
      <text:p text:style-name="P5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84">37 пни</text:span></text:p>
      <text:p text:style-name="P74">24пн</text:p>
      <text:p text:style-name="P74">15</text:p>
      <text:p text:style-name="P57"><text:span text:style-name="T42">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7">«<text:span text:style-name="T42">Добро пожаловать в Груммингтон! Вам здесь рады!</text:span></text:p>
      <text:p text:style-name="P57"><text:span text:style-name="T42">Население города </text:span><text:span text:style-name="T84">302 пони</text:span><text:span text:style-name="T42">.</text:span></text:p>
      <text:p text:style-name="P57"><text:span text:style-name="T84">250 пони</text:span><text:span text:style-name="T42">.</text:span></text:p>
      <text:p text:style-name="P57"><text:span text:style-name="T84">125 поней</text:span><text:span text:style-name="T42">.</text:span></text:p>
      <text:p text:style-name="P57"><text:span text:style-name="T42">54 паня.</text:span>»</text:p>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6">&lt;</text:span><text:span text:style-name="T72">Metallica-Enter Sandman</text:span><text:span text:style-name="T16">&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46">&lt;<text:span text:style-name="T71">Kiss – I Was Made For Lovin’ You</text:span>&gt;</text:p>
      <text:p text:style-name="P57">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4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5">«</text:span><text:span text:style-name="T4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5">».</text:span> «<text:span text:style-name="T42">Провинция пустеет: репортаж из обеспоневшего посёлка</text:span>». «<text:span text:style-name="T42">Нехватка пегасов-погодников: указ принцессы Луны разрешает набор в погодные команды пегасов без лётных аттестатов</text:span>». «<text:span text:style-name="T42">Опасный преступник «примат-макс» всё ещё на </text:span><text:soft-page-break/><text:span text:style-name="T42">свободе! Фетлок приходит в себя после разгрома павильона Псинтела. Награда за поимку возросла до двадцати тысяч!!!</text:span>». «<text:span text:style-name="T42">Казус в Мэйнхэттене: неизвестные разбросали по центру города листовки, доказывающие похищение Селестии Найтмэр Мун</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text:soft-page-break/>–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text:soft-page-break/>– Погоди, Дэш, консервы-то не выкидывай! Ты ж сама говорила, что только-только размялась и всё такое. <text:span text:style-name="T85">И магазин</text:span>ы вовсе<text:span text:style-name="T85"> не </text:span>бесплатные<text:span text:style-name="T85">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уже виж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67"><text:soft-page-break/>Сияние. <text:span text:style-name="T85">Оно п</text:span>овсюду. <text:span text:style-name="T85">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7">…</text:p>
      <text:p text:style-name="P57"/>
      <text:p text:style-name="P57">Сознание с трудом возвращалось в гудевшую <text:span text:style-name="T8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text:soft-page-break/>–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85">А т</text:span>ы вставать не хотел! Я очень-очень испугалась. <text:span text:style-name="T85">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16">–</text:span> А какой у тебя там был образ жизни?</text:p>
      <text:p text:style-name="P57"><text:span text:style-name="T16">–</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6">–</text:span> Дискордовы яйца! Ты сидел в тюрьме? За что тебя посадили?</text:p>
      <text:p text:style-name="P57"><text:span text:style-name="T16">–</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4">о такие… гм… заклинания. Ты </text:span><text:span text:style-name="T53">пишешь</text:span><text:span text:style-name="T64">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7"><text:span text:style-name="T6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7"/>
      <text:p text:style-name="P57">Два дня спустя…</text:p>
      <text:p text:style-name="P57"/>
      <text:p text:style-name="P57">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59">Пегаска <text:span text:style-name="T16">сконфужено</text:span> заметила:</text:p>
      <text:p text:style-name="P59">– Я в этих краях впервые. И обычно я путешествую по воздуху или поездом.</text:p>
      <text:p text:style-name="P5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5">матюков мне</text:span> удалось замазать самые большие щели. За тестовый<text:span text:style-name="T85"> </text:span>получасовый заплыв<text:span text:style-name="T85"> </text:span>в лодку набралось всего две банки воды.</text:p>
      <text:p text:style-name="P59">– Ну что, отправляемся? – Дэш свеслилась с носа, глядя в зеленоватую воду. – Как лодку назовёшь, кэп?</text:p>
      <text:p text:style-name="P59">– «Две банки». – буркнул я.</text:p>
      <text:p text:style-name="P47"/>
      <text:p text:style-name="P47">…</text:p>
      <text:p text:style-name="P47">&lt;<text:bookmark text:name="eow-title"/><text:span text:style-name="T75">Haddaway - What is love </text:span>&gt;</text:p>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9">– Макс. – прервала ход моих мыслей пегаска. – Наш путь заканчивается. В Понивилле мы расстанемся. Ты ничего не хочешь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85">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85">н жил с пони! И они </text:span>офигенски <text:span text:style-name="T85">любили друг друга! И у них </text:span>был<text:span text:style-name="T85"> </text:span>офигенский <text:span text:style-name="T85">секс! </text:span>И это было круто!<text:span text:style-name="T85"> </text:span>А ты… Ты <text:span text:style-name="T16">— н</text:span>е такой! Ты не любишь пони!!!</text:p>
      <text:p text:style-name="P59">С каждой фразой пегаска всё сильнее топала ногой. Последнюю фразу она завершила сокрушительным фумикоми.</text:p>
      <text:p text:style-name="P59">КРАК!</text:p>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48">—</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6">– </text:span>Выф-выф-вуф! <text:span text:style-name="T16">– </text:span>возразил я.</text:p>
      <text:p text:style-name="P59">Отпихнув от лица живот пегаски и выплюнув шерсть, я продолжил.</text:p>
      <text:p text:style-name="P59"><text:span text:style-name="T16">–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6">– </text:span>Бе-бе-бе! <text:span text:style-name="T16">– </text:span>устало передразнила меня Дэш. <text:span text:style-name="T16">– </text:span><text:span text:style-name="T34">Макс! Я </text:span><text:span text:style-name="T38">— </text:span><text:span text:style-name="T34">плохая пони, потому что хотела получить то, что мне не принадлежит.</text:span>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6">– </text:span>Дэш, я знаю. Просто не могу о ней забыть.</text:p>
      <text:p text:style-name="P59">Пегаска тяжело поднялась.</text:p>
      <text:p text:style-name="P59"><text:span text:style-name="T16">– </text:span>Везёт же некоторым. <text:span text:style-name="T16">– </text:span>пробормотала она, раскрывая крылья для просушки.</text:p>
      <text:p text:style-name="P59">…</text:p>
      <text:p text:style-name="P59"><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8">– </text:span><text:span text:style-name="T48">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5">.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6">– </text:span>Хорошо, пусть это будет моей фантазией. А ты правда принимаешь меня?</text:p>
      <text:p text:style-name="P4"><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71">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text:soft-page-break/>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59"/>
      <text:h text:style-name="Heading_20_2" text:outline-level="2">16. <text:span text:style-name="T1">Понивилль. Фейс-контроль </text:span></text:h>
      <text:p text:style-name="P47">&lt;<text:span text:style-name="T71">Mothley Crue – Cickstart my heart</text:span>&gt;</text:p>
      <text:p text:style-name="P59">«<text:span text:style-name="T4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2">Нехватка погодных пегасов: Вондерболты перешли к круглосуточной вахте</text:span>». «<text:span text:style-name="T42">Общественные работы: распоряжением принцессы Луны работы по строительству мостов через провалы расширены и на субботу</text:span>». «<text:span text:style-name="T4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4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6">–</text:span> Про меня таки забыли. Отлично.</text:p>
      <text:p text:style-name="P59"><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59"><text:span text:style-name="T16">–</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6">– </text:span>Твайлайт, привет! Мы вернулись! <text:span text:style-name="T16">–</text:span> я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6">– К</text:span>АКОГО ХУЯ?!! Твайлайт, ёб твою понимать, ты чё творишь? <text:span text:style-name="T16">– </text:span>я вцепился в ручку двери.</text:p>
      <text:p text:style-name="P59"><text:span text:style-name="T16">– </text:span>Твайли, ты чего? <text:span text:style-name="T16">– </text:span>брыкалась Дэш. <text:span text:style-name="T16">– </text:span>Немедленно опусти меня на пол!</text:p>
      <text:p text:style-name="P59"><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9"><text:soft-page-break/>ХРУСТЬ!</text:p>
      <text:p text:style-name="P59">Дверная ручка оторвалась с мясом и я продолжил низвержение в подвал.</text:p>
      <text:p text:style-name="P59"><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6">–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16">– </text:span>Твайлайт, не смей! <text:span text:style-name="T16">– </text:span>хриплым от ужаса голосом прошептал я.</text:p>
      <text:p text:style-name="P59"><text:span text:style-name="T16">–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9">Скальпель с огромной скоростью метнулся ко мне.</text:p>
      <text:p text:style-name="P59"><text:span text:style-name="T16">– </text:span>А-А-А-А-А-А!</text:p>
      <text:p text:style-name="P59">Вжик-вжие-вжик!</text:p>
      <text:p text:style-name="P59">Лоскутья одежды полетели на пол. Я лежал на столе как новорождённый и орал соответственно.</text:p>
      <text:p text:style-name="P59"><text:span text:style-name="T16">– О</text:span>у! <text:span text:style-name="T85">Что-то новенькое! </text:span>Это надо задокументировать.</text:p>
      <text:p text:style-name="P59">Невесть откуда взявшийся фотоаппарат сделал несколько снимков моего естества в разных ракурсах.</text:p>
      <text:p text:style-name="P59"><text:span text:style-name="T16">– </text:span>Хрен-то тебе зачем? <text:span text:style-name="T16">– </text:span>с бессильной злостью спросил я. <text:span text:style-name="T16">– </text:span><text:span text:style-name="T85">Т</text:span>ы собираешься устроить филиал порнхаба для пони-извращенцев?</text:p>
      <text:p text:style-name="P59"><text:span text:style-name="T16">–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oft-page-break/><text:span text:style-name="T16">– </text:span>А если попроще?</text:p>
      <text:p text:style-name="P59"><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9"><text:span text:style-name="T16">– М</text:span>агнетрон вводит в резонанс только частицы магического субстрата. Тебе не о чём волноваться.</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9"/>
      <text:p text:style-name="P48">***</text:p>
      <text:p text:style-name="P48"/>
      <text:p text:style-name="P59"><text:span text:style-name="T16">–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6">–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6">–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6">– </text:span>Никогда, слышишь, никогда больше не смей подымать меня...</text:p>
      <text:p text:style-name="P59"><text:span text:style-name="T16">– </text:span>Откуда я знала, что резонансное заклинание так среагирует на...</text:p>
      <text:p text:style-name="P59"><text:span text:style-name="T16">– М</text:span>акс? <text:span text:style-name="T16">– </text:span>пегаска заметила, что я открыл глаза. <text:span text:style-name="T16">– </text:span>Ты в порядке?</text:p>
      <text:p text:style-name="P59">Я издал нечто среднее между брачным рёвом лося и стоном умирающего слона.</text:p>
      <text:p text:style-name="P59"><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oft-page-break/><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text:span text:style-name="T16">– </text:span>Итак, мы:</text:p>
      <text:p text:style-name="P59">а) Имеем резонаторные рубины для ускорителя.</text:p>
      <text:p text:style-name="P59">б) После исчезновения принцессы Селестиии, не имеем <text:s/>возможности контролировать усиленное ускорителем <text:s/>заклинание Индрэ.</text:p>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text:p>
      <text:p text:style-name="P59">Во втором случае вероятность возникновения крупной энергомагической вспышки я оцениваю как один к трём.</text:p>
      <text:p text:style-name="P59"><text:span text:style-name="T16">– Н</text:span>е умничай! Что ты имеешь ввиду под «крупной энергомагической вспышкой»? <text:span text:style-name="T16">– </text:span>почесала в затылке Эпплджек. <text:span text:style-name="T16">– </text:span>Нам хватит ведра воды, чтоб её потушить?</text:p>
      <text:p text:style-name="P59"><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6">– </text:span>Ты хорошо подумала? <text:span text:style-name="T16">– н</text:span>ахмурилась Рэйнбоу Дэш. <text:span text:style-name="T16">– </text:span>В Эквестрии десятки таких городов, как Понивилль! Мы не можем махнуть на них крылом!</text:p>
      <text:p text:style-name="P59"><text:span text:style-name="T16">– </text:span>Тебе-то на Понивилль точно махать! <text:span text:style-name="T16">– </text:span>огрызнулась фермерша. <text:span text:style-name="T16">– Т</text:span>вой дом, поди, не зацепит.</text:p>
      <text:p text:style-name="P59"><text:span text:style-name="T16">– </text:span>Что ты сказала? А ну, повтори? <text:span text:style-name="T16">– </text:span>взвилась пегаска.</text:p>
      <text:p text:style-name="P59"><text:span text:style-name="T16">– </text:span>Не ссорьтесь, девчёнки. <text:span text:style-name="T16">– </text:span>встрял я. <text:span text:style-name="T16">– </text:span>Ничем рисковать не придётся. У меня есть другой вариант.</text:p>
      <text:p text:style-name="P59"><text:span text:style-name="T16">– </text:span>Ась?</text:p>
      <text:p text:style-name="P59"><text:span text:style-name="T16">– </text:span>Что?</text:p>
      <text:p text:style-name="P59"><text:span text:style-name="T16">– </text:span>Какой? <text:span text:style-name="T16">– </text:span>разом <text:span text:style-name="T16">о</text:span>бернулась ко мне компания.</text:p>
      <text:p text:style-name="P59"><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9"><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6">– Л</text:span>ягать! <text:span text:style-name="T16">– </text:span>сморщилась Эпплджек. <text:span text:style-name="T16">– </text:span>У меня после ожерелья Честности в башке гудит, как после маковского сидра!</text:p>
      <text:p text:style-name="P59"><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6">– </text:span>Рэр, иногда лучше жевать, чем говорить. Вот честно!</text:p>
      <text:p text:style-name="P59"><text:soft-page-break/><text:span text:style-name="T16">– </text:span>Как пожелаешь! Макс,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text:span text:style-name="T16">– </text:span>Они лежали в нагрудном кармане рубашки.</text:p>
      <text:p text:style-name="P59">Твайлайт отвлеклась от доски.</text:p>
      <text:p text:style-name="P59"><text:span text:style-name="T16">–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6">– </text:span>Вот, прибрался малёхо. Но с потолка сажу ещё не успел счистить, там стремянка нужна.</text:p>
      <text:p text:style-name="P59"><text:span text:style-name="T16">– </text:span>Спайки-Вайки, не выкидывай одежду, пожалуйста. В ней должны быть рубины.</text:p>
      <text:p text:style-name="P59"><text:span text:style-name="T16">– </text:span>Какие ещё рубины? <text:span text:style-name="T16">– </text:span>переспросил Спайк и зажевал быстрее.</text:p>
      <text:p text:style-name="P59"><text:span text:style-name="T16">–</text:span> Резонаторные! <text:span text:style-name="T16">–</text:span> холодея, ответил я. <text:span text:style-name="T16">– </text:span>В кармане рубашки должны лежать четыре кристалла.</text:p>
      <text:p text:style-name="P59"><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36"/>
      <text:p text:style-name="P59">…</text:p>
      <text:p text:style-name="P59"/>
      <text:p text:style-name="P59"><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6">– К</text:span>акой-то неправильный у Макса смех! <text:span text:style-name="T16">– </text:span>голос Пинки был еле слышен из-под наваленных на меня подушек. <text:span text:style-name="T16">– <text:s/></text:span>И, мне кажется, сам Макс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6">– </text:span>Макс. Ты сейчас правильный, или нет?</text:p>
      <text:p text:style-name="P59"><text:span text:style-name="T16">– </text:span>Макс, ты как? Тебе уже лучше? <text:span text:style-name="T16">– </text:span>в прямоугольнике появилась голова Рэйнбоу Дэш.</text:p>
      <text:p text:style-name="P59"><text:span text:style-name="T16">– </text:span>Фигурально выражаясь, ты в себе? <text:span text:style-name="T16">– </text:span>вклинилась между ними Твайлайт Спаркл.</text:p>
      <text:p text:style-name="P59"><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6">– </text:span>Отпустите. Я уже правильный. <text:span text:style-name="T16">–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9"><text:span text:style-name="T16">– </text:span>Спайк!!! Немедленно... <text:s/>сбегай в лавку к Кейкам за выпечкой! Нам всем нужно успокоиться.</text:p>
      <text:p text:style-name="P59"><text:span text:style-name="T16">– </text:span>Уже бегу!</text:p>
      <text:p text:style-name="P59"/>
      <text:p text:style-name="P60">***</text:p>
      <text:p text:style-name="P59"/>
      <text:p text:style-name="P5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6">– </text:span>Ты точно знаешь, что делаешь? <text:span text:style-name="T16">– </text:span>переспросила Эпплджек. <text:span text:style-name="T16">– </text:span>Мне бы не хотелось, чтоб от Понивилля остались одни головешки.</text:p>
      <text:p text:style-name="P59"><text:span text:style-name="T16">– </text:span>Не беспокойся, всё просчитано. Я уверена, я подчёркиваю, абсолютно уверена в безопасности эксперимента!</text:p>
      <text:p text:style-name="P59"><text:span text:style-name="T16">– </text:span>Ой, чего-то мне нехорошо становится, когда ты так говоришь...</text:p>
      <text:p text:style-name="P59"><text:span text:style-name="T16">– </text:span>Девочки,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6">– </text:span>Шесть! Пять! Четыре! Три! Флаттершай,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17. <text:span text:style-name="T1">Откровение</text:span></text:h>
      <text:p text:style-name="P47">&lt;<text:span text:style-name="T71">Mission Impossible theme</text:span>&gt;</text:p>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него.</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хожу провал.</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9">Я тяну ручку двери на верхней площадке. Сильный сквозняк чуть не сбивает меня с ног: ветер задувает в<text:span text:style-name="T85"> </text:span>покои Луны<text:span text:style-name="T85"> </text:span>через открытые балконные двери<text:span text:style-name="T85">.</text:span></text:p>
      <text:p text:style-name="P59"><text:soft-page-break/>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6">– </text:span>А-а-а, ты всё-таки пришёл… <text:span text:style-name="T16">–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9"><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9"><text:span text:style-name="T16">–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6">–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text:span text:style-name="T16">– </text:span>Сожалеем, что не можем убить тебя.</text:p>
      <text:p text:style-name="P59">Обернувшись я встречаюсь с рогом аликорницы, нацеленным мне в грудь.</text:p>
      <text:p text:style-name="P59"><text:span text:style-name="T16">–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6">– </text:span>Но что в Нашей власти — так это вышвырнуть тебя отсюда!</text:p>
      <text:p text:style-name="P59">Я снова отступаю. Как я помню, балкон метра три в ширину и без перил. И хоть я осознаю, что это сон, мне страшно до онемения.</text:p>
      <text:p text:style-name="P59"><text:span text:style-name="T16">–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16">– </text:span>Кимеринн погиб, чтобы ты жил.</text:p>
      <text:p text:style-name="P59">Шаг назад.</text:p>
      <text:p text:style-name="P59"><text:span text:style-name="T16">– </text:span>Сел осталась без магии и развоплотилась из-за тебя.</text:p>
      <text:p text:style-name="P59">Шаг назад.</text:p>
      <text:p text:style-name="P59"><text:span text:style-name="T16">– </text:span>Столько надежд впустую. И, как финальная насмешка, ты увидишь гибель всего, что Нам дорого?! Не бывать этому! ПОШЁЛ ВОН!!!</text:p>
      <text:p text:style-name="P59"><text:soft-page-break/>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звёздную сине-зелёную мглу.</text:p>
      <text:p text:style-name="P59"/>
      <text:p text:style-name="P59">…</text:p>
      <text:p text:style-name="P47"/>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5">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9">Я ВИЖУ!!! ПРОКЛЯТЬЕ, КАК ВСЁ ПРОСТО!!!</text:p>
      <text:p text:style-name="P5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9"><text:span text:style-name="T16">– </text:span>Ты ведь вернёшься? Не говори им, что увидел там! <text:span text:style-name="T16">– </text:span>жеребёнок машет в сторону экрана. Её голос слышится глухо, как через подушку.</text:p>
      <text:p text:style-name="P59">Я киваю ей в ответ. Мне понятно, почему.</text:p>
      <text:p text:style-name="P59"><text:span text:style-name="T16">– </text:span>Как тебя зовут, малышка? Я постараюсь найти тебя. Может быть, ещё не поздно.</text:p>
      <text:p text:style-name="P59">Пегаска приветственно машет копытом.</text:p>
      <text:p text:style-name="P36"><text:span text:style-name="T54">– </text:span><text:span text:style-name="T44">Шейла! Шейла Блюскай! И я уже не малышка! </text:span><text:span text:style-name="T54">– </text:span><text:span text:style-name="T44">она тычет в кьютимарку в виде ластика, стирающего тучу. </text:span><text:span text:style-name="T16">&lt;</text:span>Макс находит её в Терре по кьютимарке на рюкзаке<text:span text:style-name="T16">&gt;</text:span></text:p>
      <text:p text:style-name="P5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3"/>
      <text:p text:style-name="P60">***</text:p>
      <text:p text:style-name="P60"/>
      <text:p text:style-name="P1"><text:soft-page-break/><text:span text:style-name="T16">–</text:span> <text:span text:style-name="T1">Макс?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48">— </text:span><text:span text:style-name="T1">т</text:span>ы стал слишком бледный. Я решила прервать <text:span text:style-name="T1">заклинание</text:span>. Как ты себя…</text:p>
      <text:p text:style-name="P1"><text:span text:style-name="T58">–</text:span><text:span text:style-name="T48"> … чувствуешь, дорогая Рэрити?! Я могу чем-нибудь помочь? Вот, выпей воды! </text:span><text:span text:style-name="T58">–</text:span><text:span text:style-name="T48">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6">– </text:span>Ну что? Увидел что-нибудь, сахарок?</text:p>
      <text:p text:style-name="P59">Пони уставились на меня с надеждой.</text:p>
      <text:p text:style-name="P59"><text:span text:style-name="T16">– </text:span>Да.</text:p>
      <text:p text:style-name="P59">Откровение давило на психику как тонна кирпичей. Я не знал, что им сказать. Я не мог.</text:p>
      <text:p text:style-name="P59"><text:span text:style-name="T16">– П</text:span>ревосходно!</text:p>
      <text:p text:style-name="P59"><text:span text:style-name="T16">– </text:span>Это просто супер-дупер-здоровски-потрясно!</text:p>
      <text:p text:style-name="P59"><text:span text:style-name="T16">– </text:span>Йей!</text:p>
      <text:p text:style-name="P59"><text:span text:style-name="T16">– </text:span>Ю-ху!</text:p>
      <text:p text:style-name="P59"><text:span text:style-name="T16">– О</text:span>фигенно! Мы победили! Макс, ты молодец!</text:p>
      <text:p text:style-name="P59"><text:span text:style-name="T16">– </text:span>Замечательно! Секундочку, я приготовлю дневник…</text:p>
      <text:p text:style-name="P59">Восторг пони постепенно сменился ожиданием. Я молчал.</text:p>
      <text:p text:style-name="P59"><text:span text:style-name="T16">– </text:span>Э-м-м? И что же ты увидел? <text:span text:style-name="T16">– </text:span>не выдержала Твайлайт.</text:p>
      <text:p text:style-name="P59"><text:span text:style-name="T16">– </text:span>Я… не могу сказать.</text:p>
      <text:p text:style-name="P59">Ожидание сменилось недоумением. Рэйнбоу Дэш насмешливо скривила губы.</text:p>
      <text:p text:style-name="P59"><text:span text:style-name="T16">– </text:span>Да ладно! Кончай прикалываться, мы же ждём! Шутка зачлась!</text:p>
      <text:p text:style-name="P59"><text:span text:style-name="T16">– </text:span>Не могу!!!</text:p>
      <text:p text:style-name="P59"/>
      <text:p text:style-name="P59">…</text:p>
      <text:p text:style-name="P59"/>
      <text:p text:style-name="P59">Молчание прервала Эпплджек.</text:p>
      <text:p text:style-name="P59"><text:span text:style-name="T16">– </text:span>Сахарок, с тобой всё в порядке?</text:p>
      <text:p text:style-name="P59">Дэш подошла ко мне вплотную, обняла мою голову и прижалась нос к носу.</text:p>
      <text:p text:style-name="P59"><text:span text:style-name="T16">– </text:span>Макс, ты чего? <text:span text:style-name="T16">– </text:span>прошептала она. <text:span text:style-name="T16">– </text:span>Тебя во сне кто-то заколдовал? Мигни мне правым глазом, если да.</text:p>
      <text:p text:style-name="P59">Я высвободился из объятий пегаски.</text:p>
      <text:p text:style-name="P59"><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6">– </text:span>Конски яблоки! Вот это поворот! А мне так хотелось узнать, что за нечисть тут орудует!</text:p>
      <text:p text:style-name="P59"><text:soft-page-break/><text:span text:style-name="T16">–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6">–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9"><text:span text:style-name="T16">– </text:span>Рэр, отвали!</text:p>
      <text:p text:style-name="P59"><text:span text:style-name="T16">– </text:span>Оу, какие страсти! Ладно-ладно, не сердись, дорогая, не мешаю!</text:p>
      <text:p text:style-name="P59"><text:span text:style-name="T16">–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9"><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6">– </text:span>Стойте!</text:p>
      <text:p text:style-name="P59">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9"><text:span text:style-name="T16">– </text:span>Ага, вот! Нашла! Макс прав! В «Заклинании Последнего Шанса» есть такое! <text:span text:style-name="T16">– </text:span>единорожка принялась зачитывать отрывок.</text:p>
      <text:p text:style-name="P59">…</text:p>
      <text:p text:style-name="P59">«<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2">и </text:span><text:span text:style-name="T18">слишком громко думать. И сообщить способ спасения — означает его разрушить.</text:span>»</text:p>
      <text:p text:style-name="P59">…</text:p>
      <text:p text:style-name="P59"><text:span text:style-name="T16">– </text:span>Ты хочешь сказать, если Макс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9">Пегаска сжала голову копытами.</text:p>
      <text:p text:style-name="P59"><text:span text:style-name="T16">–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6">– </text:span>Предположим, в коробке заперт кот. <text:span text:style-name="T16">– н</text:span>арисованный кот упирался лапами в крышку коробки, явно пытаясь выбраться.</text:p>
      <text:p text:style-name="P59"><text:span text:style-name="T16">– </text:span><text:span text:style-name="T85">Допустим, кот бессмертен. Также допустим, что кот з</text:span>аколдован<text:span text:style-name="T85"> </text:span>отложенным <text:span text:style-name="T85">заклятие</text:span>м<text:span text:style-name="T85"> Стирания, которое сработает, если кто-то откроет ящик</text:span>. <text:span text:style-name="T85">То есть, п</text:span>ри открытии<text:span text:style-name="T85"> ящик</text:span>а<text:span text:style-name="T85"> кот исчезнет из </text:span>бытия<text:span text:style-name="T85"> </text:span>— его нет, и никогда не было.</text:p>
      <text:p text:style-name="P59"><text:span text:style-name="T16">– </text:span>Бедный котик. <text:span text:style-name="T16">– </text:span>прошептала Флаттершай.</text:p>
      <text:p text:style-name="P59">Я насторожился, услышав знакомое заклинание.</text:p>
      <text:p text:style-name="P59"><text:span text:style-name="T16">– </text:span>Стой! Откуда тебе известно про заклинание Стирания?</text:p>
      <text:p text:style-name="P59"><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9"><text:span text:style-name="T16">– </text:span>Гм. Ну ладно, продолжай.</text:p>
      <text:p text:style-name="P59"><text:span text:style-name="T16">– </text:span>Так вот, по условию эксперимента известно, что вероятность того, что кто-то откроет ящик, ненулевая.</text:p>
      <text:p text:style-name="P59"><text:span text:style-name="T16">– </text:span>И что это означает, дорогая? <text:span text:style-name="T16">– </text:span>спросила Рэрити.</text:p>
      <text:p text:style-name="P59"><text:soft-page-break/><text:span text:style-name="T16">– </text:span>Это значит, что кто-нибудь когда-нибудь обязательно откроет его.</text:p>
      <text:p text:style-name="P59"><text:span text:style-name="T16">– </text:span>У меня щас башка лопнет! <text:span text:style-name="T16">– </text:span>пожаловалась Дэш. <text:span text:style-name="T16">– </text:span>Так всё-таки, когда этот грёбаный ящик откроют?</text:p>
      <text:p text:style-name="P59"><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6">–</text:span> То есть, ты хочешь сказать, что мы все — навроде этого кота, а Макс боится открыть ящик? Чтоб мы не исчезли окончательно?</text:p>
      <text:p text:style-name="P59"><text:span text:style-name="T16">– </text:span>Нечто около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6">–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9">…</text:p>
      <text:p text:style-name="P59"><text:span text:style-name="T16">– </text:span>Лягать! <text:span text:style-name="T16">– </text:span>выругалась Дэш. <text:span text:style-name="T16">– </text:span>Значит, наши усилия по доставке резонаторов пошли лесом.</text:p>
      <text:p text:style-name="P59"><text:span text:style-name="T16">–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6">– </text:span>Тихо! Спайк, будь добр, сбегай к Кейкам за выпечкой. Нам надо успокоиться. Макс, хоть про Селестию ты нам можешь рассказать?</text:p>
      <text:p text:style-name="P59"><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9"><text:span text:style-name="T16">– А </text:span>как ты узнал… <text:span text:style-name="T16">– </text:span>начала было единорожка, но её перебил напряжённый голос Спайка.</text:p>
      <text:p text:style-name="P59"><text:span text:style-name="T16">– </text:span>Твай! <text:span text:style-name="T16">– </text:span>дракончик стоял в дверях спиной к нам. <text:span text:style-name="T16">– </text:span>У нас гости.</text:p>
      <text:p text:style-name="P59">Спайк попятился назад. Дверь широко растворилась и в библиотеку вошла Луна.</text:p>
      <text:p text:style-name="P59"/>
      <text:h text:style-name="Heading_20_2" text:outline-level="2">18. Поединок с Луной.</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9"><text:span text:style-name="T16">– </text:span>Макс, беги!!!</text:p>
      <text:p text:style-name="P59"><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9">Мы с пегаской застыли в синем левитационном поле и поплыли к Луне.</text:p>
      <text:p text:style-name="P59"><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text:p>
      <text:p text:style-name="P59"><text:span text:style-name="T16">–</text:span> Что? Мы не ослышались? ТЫ СМЕЕШЬ МЕШАТЬ НАМ?!!</text:p>
      <text:p text:style-name="P59">Нас опять потащило к Луне. Дэш подпёрла голову копытом и скорчила скучающую мину.</text:p>
      <text:p text:style-name="P59"><text:span text:style-name="T16">–</text:span> Мне очень жаль, Ваше Высочество, но Селестия назначила Макса МОИМ руководителем, и этот приказ НИКТО не отменял! Он МОЙ! <text:span text:style-name="T16">&lt;</text:span><text:span text:style-name="T34">Добавить в главы с Твайлайт её попытки заигрывания с Максом</text:span><text:span text:style-name="T16">&gt;</text:span></text:p>
      <text:p text:style-name="P59">В голосе лавандовой единорожки звучал металл. Мы опять полетели к Твайлайт.</text:p>
      <text:p text:style-name="P59"><text:span text:style-name="T16">–</text:span> ДОВОЛЬНО! НАМ НАДОЕЛА ЭТА НЕПОКОРНОСТЬ! ПОЗНАЙ ГНЕВ ПРИНЦЕССЫ НОЧИ!!!</text:p>
      <text:p text:style-name="P59"><text:span text:style-name="T16">–</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9"><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9"><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9"><text:soft-page-break/><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6">– О</text:span>хренеть! <text:span text:style-name="T16">– </text:span>чертыхнулся Спайк. <text:span text:style-name="T16">– </text:span><text:s/>Твай, она создаёт сферу стихий!</text:p>
      <text:p text:style-name="P59"><text:span text:style-name="T16">– </text:span>Вижу! <text:span text:style-name="T16">– </text:span>донёсся голос единорожки из-под потолка. <text:span text:style-name="T16">– </text:span>Задействовала план «Д»!</text:p>
      <text:p text:style-name="P5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9"><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6">– </text:span>Погоди. У меня есть вариант получше.</text:p>
      <text:p text:style-name="P59">Я вылез из-под шкафа и попрыгал на одной ноге в центр зала.</text:p>
      <text:p text:style-name="P59"><text:span text:style-name="T16">– </text:span>Стойте! Прекратите! Да остановитесь же!!!</text:p>
      <text:p text:style-name="P59">Аликорница и шестёрка уставились на меня.</text:p>
      <text:p text:style-name="P59"><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9"><text:span text:style-name="T16">– </text:span>Ты так говоришь, как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9"><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9"><text:span text:style-name="T16">– </text:span>Как ты её назвал? <text:span text:style-name="T16">– </text:span>отвалилась челюсть у аликорницы.</text:p>
      <text:p text:style-name="P59"><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9"><text:span text:style-name="T16">– </text:span>Что? <text:span text:style-name="T16">– </text:span>хором вскрикнули я с Луной.</text:p>
      <text:p text:style-name="P5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6">– </text:span>Твайлайт, Дёрпи сказала, у тебя есть «Особенности поведения, питания и размножения приматов»? Я бы хотела её ненадолго… Ого!!!</text:p>
      <text:p text:style-name="P59"><text:soft-page-break/>После долгой паузы тот же голос спросил:</text:p>
      <text:p text:style-name="P59"><text:span text:style-name="T16">– </text:span>Что тут случилось? Почему все висят в воздухе? И всё вот это?</text:p>
      <text:p text:style-name="P59">Голос Спайка откуда-то из подвала ответил:</text:p>
      <text:p text:style-name="P59"><text:span text:style-name="T16">– </text:span>Потому что Твайлайт остановила время. В радиусе девяти метров, как мне кажется. Или десяти.</text:p>
      <text:p text:style-name="P59"><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единорожки-заучки.</text:p>
      <text:p text:style-name="P59"><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9"><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6">–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6">–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6">– </text:span>Эмм, я вам подхожу?</text:p>
      <text:p text:style-name="P59"><text:span text:style-name="T16">– </text:span>КТО ТЫ?</text:p>
      <text:p text:style-name="P59"><text:span text:style-name="T16">– </text:span>Эмм, Лира Хартстрингс, единорог. Я не то, чтобы маг, моя специализация — музыка…</text:p>
      <text:p text:style-name="P59"><text:span text:style-name="T16">– </text:span>ГОДИТСЯ! ТЫ ВИДИШЬ ТОЧКУ СИНГУЛЯРНОСТИ?</text:p>
      <text:p text:style-name="P59"><text:span text:style-name="T16">– </text:span>Эмм?</text:p>
      <text:p text:style-name="P59">Голос Спайка пояснил:</text:p>
      <text:p text:style-name="P59"><text:span text:style-name="T16">– </text:span>Вон та яркая искорка над лестницей, у которой вся картинка искривляется.</text:p>
      <text:p text:style-name="P59"><text:span text:style-name="T16">– </text:span>Да! Вижу.</text:p>
      <text:p text:style-name="P59"><text:span text:style-name="T16">– </text:span>ТЕПЕРЬ ЛЕВИТИРУЙ ПРИМАТА В ТОЧКУ СИНГУЛЯРНОСТИ.</text:p>
      <text:p text:style-name="P59"><text:span text:style-name="T16">– </text:span>Чего?!! <text:span text:style-name="T16">– </text:span>возопило моё малое сознание.</text:p>
      <text:p text:style-name="P59"><text:span text:style-name="T16">– </text:span>Эмм… Зачем?</text:p>
      <text:p text:style-name="P59"><text:soft-page-break/><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9"><text:span text:style-name="T16">– </text:span>Вы даёте слово, что человеку не будет причинён вред? <text:span text:style-name="T16">– </text:span>голос Лиры обрёл непривычную твёрдость.</text:p>
      <text:p text:style-name="P59"><text:span text:style-name="T16">– </text:span>КАК ТЫ СМЕЕШЬ СОМНЕВАТЬСЯ В НАС, СВОЕЙ ПРИНЦЕССЕ?</text:p>
      <text:p text:style-name="P59"><text:span text:style-name="T16">– Я </text:span>не сомневаюсь в вас, Ваше Высочество… Потому и требую слова!</text:p>
      <text:p text:style-name="P59"><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6">– </text:span>Ну, блядь, спасибо! <text:span text:style-name="T16">– </text:span>подумал я.</text:p>
      <text:p text:style-name="P59"><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6">–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6">– </text:span>Давай по-порядку. <text:span text:style-name="T16">– о</text:span>становила меня Луна. <text:span text:style-name="T16">– </text:span>С чего ты взял, что она в твоём мире?</text:p>
      <text:p text:style-name="P59"><text:soft-page-break/>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pan text:style-name="T16">–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6">– Ч</text:span>то? Остатки магии? <text:span text:style-name="T16">–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6">– </text:span>Теперь ты понимаешь, почему Мы виним тебя в развоплощении сестры?</text:p>
      <text:p text:style-name="P59"><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9">Луна пристально взглянула на меня и понимающе склонила голову.</text:p>
      <text:p text:style-name="P59"><text:span text:style-name="T16">– </text:span>Мы знаем, иногда так бывает. Продолжай.</text:p>
      <text:p text:style-name="P59"><text:span text:style-name="T16">–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9"><text:span text:style-name="T16">– </text:span>Да, помним.</text:p>
      <text:p text:style-name="P59"><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16">–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6">–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6">–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16">– </text:span>Ты что-то недоговариваешь. <text:span text:style-name="T16">– </text:span>шепнула о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9">Аликорница вернулась на место, воссоединившись с двойником.</text:p>
      <text:p text:style-name="P59"><text:span text:style-name="T16">– …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6">–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л.</text:p>
      <text:p text:style-name="P59"><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9">Луна сморщила нос при этих словах, но всё же кивнула.</text:p>
      <text:p text:style-name="P59"><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6">– </text:span>Я приглашу их. Они не откажутся.</text:p>
      <text:p text:style-name="P59"><text:span text:style-name="T16">– </text:span>Что ж, ещё одной проблемой меньше. Теперь нужно решить, как найти Сел. Кто-то должен отправиться за ней.</text:p>
      <text:p text:style-name="P59"><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9"><text:span text:style-name="T16">– </text:span>А если…</text:p>
      <text:p text:style-name="P59"><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9"><text:span text:style-name="T16">– </text:span>Остаётся ещё одна проблема. <text:span text:style-name="T16">– </text:span>тихо сказала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9"><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oft-page-break/><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9"><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9"><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6">– </text:span>Почему же ты не смогла найти меня с его помощью?</text:p>
      <text:p text:style-name="P59">Аликорница смутилась.</text:p>
      <text:p text:style-name="P59"><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9"><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было у тебя с Сел.</text:p>
      <text:p text:style-name="P59">Я присмотрелся к ночной принцессе. Что она знает о нас с Селли?</text:p>
      <text:p text:style-name="P59"><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9"><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9"><text:span text:style-name="T16">– </text:span>А также совместить приятное с полезным. <text:span text:style-name="T16">– </text:span>не удержался я.</text:p>
      <text:p text:style-name="P53">Луна бросила на меня тяжёлый взгляд.</text:p>
      <text:p text:style-name="P57"><text:span text:style-name="T22">–</text:span> Вот это вряд ли! Сел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21">–</text:span> Тогда зачем она..?</text:p>
      <text:p text:style-name="P53"><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7"><text:span text:style-name="T22">–</text:span> А другие? Они тоже… давали мне потому, что считали меня последним шансом?</text:p>
      <text:p text:style-name="P57">У аликорницы отвалилась челюсть.</text:p>
      <text:p text:style-name="P57"><text:span text:style-name="T22">–</text:span> Другие? Кто ещё?<text:span text:style-name="T16"> </text:span>С кем ещё у тебя были… отношения?</text:p>
      <text:p text:style-name="P53"><text:span text:style-name="T21">–</text:span> С Рэйнбоу Дэш <text:span text:style-name="T21">–</text:span> ответил я несчастным голосом. <text:span text:style-name="T21">–</text:span> И, может быть, с Пинки.</text:p>
      <text:p text:style-name="P53"><text:span text:style-name="T21">–</text:span> А ты живчик. <text:span text:style-name="T21">–</text:span> удивлённо заметила Луна и нахмурилась. <text:span text:style-name="T21">–</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21">– </text:span><text:span text:style-name="T8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9"><text:span text:style-name="T16">– </text:span>Макс, ты в порядке? <text:span text:style-name="T16">– </text:span>на балкон заглянула Дэш. <text:span text:style-name="T16">– </text:span>Твайлайт говорит, нам нужно отправляться к развалинам в Вечнодиком лесу. Можешь на меня рассчитывать. Когда отправляемся?</text:p>
      <text:p text:style-name="P59">Я благодарно взъерошил пегаске гриву. Уныние отступило.</text:p>
      <text:p text:style-name="P59"><text:span text:style-name="T16">– </text:span>Спасибо, Дэш. Ты настоящий друг.</text:p>
      <text:p text:style-name="P59"><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9">Я удивлённо воззрился на аликорницу.</text:p>
      <text:p text:style-name="P59"><text:span text:style-name="T16">– </text:span>Если отменить праздник, начнутся волнения. <text:span text:style-name="T16">– </text:span>ответила Луна на мой не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82" text:outline-level="2">19. <text:span text:style-name="T1">Лучший</text:span> Гранд Галопин<text:span text:style-name="T1">г</text:span> Гала <text:span text:style-name="T1">в истории</text:span></text:h>
      <text:p text:style-name="P84">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6">– </text:span>Да что ж такое творится-то! Ни в жисть не поверю, чтоб в Кантерлоте пустые дома были! <text:span text:style-name="T16">– </text:span>заявила Эпплджек. <text:span text:style-name="T16">–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9"><text:span text:style-name="T16">– </text:span>Какая жалость, что это всё из-за вампирского мира! <text:span text:style-name="T16">– </text:span>пробормотала Рэрити. <text:span text:style-name="T16">– </text:span>Самое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6">– </text:span>Макс, ты тут? <text:span text:style-name="T16">–</text:span>Дэш просунула нос в дверь, не дожидаясь отклика. <text:span text:style-name="T16">– </text:span>Ага, вот ты где! Я с тобой!</text:p>
      <text:p text:style-name="P59">Она швырнула перемётные сумки мне на постель и пошла к выходу.</text:p>
      <text:p text:style-name="P59"><text:soft-page-break/><text:span text:style-name="T16">– </text:span>Ну, чего застрял? Пошли скорее, а то на хавчик опоздаем! <text:span text:style-name="T16">–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7">…</text:p>
      <text:p text:style-name="P47"/>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6">– </text:span>Располагайтесь. <text:span text:style-name="T16">–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6">–</text:span> всхлипула Дэш.</text:p>
      <text:p text:style-name="P59"><text:span text:style-name="T16">– </text:span>Ну что же вы? Присаживайтесь. <text:span text:style-name="T16">– </text:span>вновь пригласила Луна. <text:span text:style-name="T16">– </text:span>Если блюда вы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 </text:p>
      <text:p text:style-name="P59"><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9">Я мило улыбнулся ей в ответ, закинул в рот пучок петрушки и ответил.</text:p>
      <text:p text:style-name="P59"><text:span text:style-name="T16">– </text:span>А ты первая на моей памяти лошадь, умеющая магичить.</text:p>
      <text:p text:style-name="P59">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9">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фермерша.</text:p>
      <text:p text:style-name="P5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text:soft-page-break/>–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только за себя, дражайшая! Я, наоборот, только вхожу во вкус!</text:p>
      <text:p text:style-name="P59">Драконикус принялся жадно есть брюкву и заткнулся.</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9">– Прибыл к нам, ага. А я-то думал, Селли сама на нашу голову вытащила эту обезьяну из мухосранска. – прочавкал сам себе Дискорд.</text:p>
      <text:p text:style-name="P59">– Мак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Твайлайт.</text:p>
      <text:p text:style-name="P59">Шестёрка пони отозвала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text:span text:style-name="T3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text:soft-page-break/>–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мои маленькие пони, Мы должны просить вас ещё об одной услуге.</text:p>
      <text:p text:style-name="P59">Странно и непривычно было видеть принцессу ночи сконфуженной.</text:p>
      <text:p text:style-name="P59">–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пони стали прятать глаза, а Дэш фейсхуфнула.</text:p>
      <text:p text:style-name="P59">–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8">***</text:p>
      <text:p text:style-name="P47"/>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text:soft-page-break/>–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Я видела, как ты залазил сюда. Классное местечко!</text:p>
      <text:p text:style-name="P59">– Привет, Индиго.</text:p>
      <text:p text:style-name="P59">– Что-то на тебе лица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Я люблю,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Единорожка умчалась с победным «ю-ху-у-у!».</text:p>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8"><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9">– Селли-Селли… Ну почему ты такая… – пробормотал я сквозь слёзы.</text:p>
      <text:p text:style-name="P59"/>
      <text:p text:style-name="P60">***</text:p>
      <text:p text:style-name="P84">INXS – Suicide blonde</text:p>
      <text:p text:style-name="P5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text:soft-page-break/>–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text:p>
      <text:p text:style-name="P59">– Наша принцесса! Наше солнце!</text:p>
      <text:p text:style-name="P59">– Она вернётся!</text:p>
      <text:p text:style-name="P59">– А то! Я всем говорил! Мне никто не верил! Никто!!!</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81">Ace Enders – million different people</text:span>&gt;</text:p>
      <text:p text:style-name="P59">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40">усесться поудобнее там, где стоишь, и слушать-слушать-слушать (танцевать?)</text:span>.</text:p>
      <text:p text:style-name="P59">…</text:p>
      <text:p text:style-name="P59">Музыкальный транс прервался цоканьем копыт по парковой дорожке. Две фигуры устало брели прочь от замка, тихо переговариваясь.</text:p>
      <text:p text:style-name="P59">– Ужель обязательно лично приветствовать каждого пони? Сестра разбаловала их. Это так утомляет!</text:p>
      <text:p text:style-name="P5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91">д</text:span>ЕсЬ БЫл <text:span text:style-name="T92">д</text:span>ИскОр<text:span text:style-name="T90">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любезнейше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 Луна с некоторым смущением сообщила:</text:p>
      <text:p text:style-name="P59"><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47"/>
      <text:p text:style-name="P60">***</text:p>
      <text:p text:style-name="P59"/>
      <text:p text:style-name="P59">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9">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ие недели на нём никто не спал. Ни складочки, ни вмятинки, ни волоска, ни пылинки.</text:p>
      <text:p text:style-name="P59">Я окинул взглядом комнату. Взор упал на гардероб у стенки. Вот где можно найти перо или волос!</text:p>
      <text:p text:style-name="P59">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3"></text:span><text:span text:style-name="T94"> сидел, прислонившись к стенке. Оранжевая лампочка по прежнему горела на налобни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9">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9"><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9">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9">Рычаг заклинило. Блядь!!!</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ручку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9">Замок.</text:p>
      <text:p text:style-name="P59">Блядь, что с замком?!</text:p>
      <text:p text:style-name="P59">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Блядь…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span text:style-name="T95">Зафиксирована опасная ситуация. Сознание пациента </text:span><text:span text:style-name="T96">&lt;</text:span><text:span text:style-name="T95">Селестия</text:span><text:span text:style-name="T96">&gt;</text:span><text:span text:style-name="T95"> не регистрируется. Активируется протокол экстренной эвакуации пациента </text:span><text:span text:style-name="T96">&lt;</text:span><text:span text:style-name="T95">Селестия</text:span><text:span text:style-name="T96">&gt;</text:span><text:span text:style-name="T95"> к </text:span><text:span text:style-name="T96">&lt;</text:span><text:span text:style-name="T95">Луна</text:span><text:span text:style-name="T96">&gt;</text:span><text:span text:style-name="T95">.</text:span></text:p>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БЛЯ!!!</text:p>
      <text:p text:style-name="P59">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9"><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9">–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9">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9">– Мнэ-э-э. – в этот момент даже козлиное блеяние было для меня верхом геройства.</text:p>
      <text:p text:style-name="P59">Подымая тучи пыли, с грохотом обрушилась в провал башня Селестии. Луна с отвалившейся челюстью наблюдала за действом в окно.</text:p>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0. <text:span text:style-name="T1">Осколки</text:span></text:h>
      <text:p text:style-name="P87">Electric Light Orchestra – Sorrow about to fall</text:p>
      <text:p text:style-name="P59">Скалу ощутимо тряхнуло. Грибной суп выплеснулся из супницы на стол.</text:p>
      <text:p text:style-name="P59">– Четвёртый день уж волокут. Могли бы и научиться наконец-то. – проворчала Эпплджек с набитым ртом.</text:p>
      <text:p text:style-name="P59">Прямо перед нами маячила «Конкордия». Трёхмильный канат соединял её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9"><text:soft-page-break/>–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text:p>
      <text:p text:style-name="P59">– Эй-Джей, гляди, твоя ферма! – Дэш указала на ряды деревьев на окраине городка.</text:p>
      <text:p text:style-name="P59">– Агась, она! – кивнула фермерша. – А это значит, скоро приедем.</text:p>
      <text:p text:style-name="P59">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9">– Итак, на рассвете мы достигнем цели. Надеюсь, все помнят план действий. Мы высаживаемся группой у входа и…</text:p>
      <text:p text:style-name="P59">– Прячемся?</text:p>
      <text:p text:style-name="P59">– Дерёмся с пландерсидами?</text:p>
      <text:p text:style-name="P59">– Создаём магическое убежище?</text:p>
      <text:p text:style-name="P59">– Нет!</text:p>
      <text:p text:style-name="P59">Луна поднесла копыто ко рту и прокашлялась.</text:p>
      <text:p text:style-name="P59">–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человек?</text:p>
      <text:p text:style-name="P59">Я продемонстрировал ночной принцессе шкатулку с беспорядочно мечущейся стрелкой.</text:p>
      <text:p text:style-name="P59">– Чудесно! Осталось дело за малым — найти Сестр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5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Придётся действовать по твоему плану. У нас нет времени.</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9">Сумерки укутывали землю пушистым одеялом. Мы сидели на парковой дорожке, выходящей к обрыву, и любовались проплывающим внизу лесом.</text:p>
      <text:p text:style-name="P59"><text:soft-page-break/>…</text:p>
      <text:p text:style-name="P1"><text:span text:style-name="T54">–</text:span><text:span text:style-name="T44"> Ну хорошо, а кто вами правит? Аликорн? Драконикус? Какой-нибудь человек с рогом во лбу? Или у вас нет правителя?</text:span></text:p>
      <text:p text:style-name="P41"><text:span text:style-name="T16">–</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Макс?</text:p>
      <text:p text:style-name="P59">– Да?</text:p>
      <text:p text:style-name="P59">–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прикоснулась ко мне копытом.</text:p>
      <text:p text:style-name="P59">–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9">– Супер-дупер-верно! Ещё никто не смел отобрать у Пинки друга и остаться при этом в своём уме!!!</text:p>
      <text:p text:style-name="P59">Розовая пони встала на задние ноги, передни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Макс.</text:p>
      <text:p text:style-name="P5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7"><text:span text:style-name="T16">~~~ </text:span>Человек Макс <text:span text:style-name="T16">~~~</text:span></text:p>
      <text:p text:style-name="P77">Паспорт гражданина Эквестрии</text:p>
      <text:p text:style-name="P76">Выдан человеку Максу</text:p>
      <text:p text:style-name="P7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75">26.07.2143</text:p>
      <text:p text:style-name="P59"/>
      <text:p text:style-name="P60">***</text:p>
      <text:p text:style-name="P59"/>
      <text:p text:style-name="P59">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9">Дирижабль миновал полосу воды и поравнялся с замком. Как по команде, дождь из лиан прекратился.</text:p>
      <text:p text:style-name="P59">– Похоже, мы выиграли этот бой. – тихо сказала Луна. – Нам стоило использовать «Конкордию» и в первый раз.</text:p>
      <text:p text:style-name="P59"><text:soft-page-break/>– Напомнить тебе о режиме секретности, который ты тогда установила, или сама вспомнишь? – язвительно отозвался Дискорд.</text:p>
      <text:p text:style-name="P59">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9">«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8">~~~~~</text:p>
      <text:p text:style-name="P59"/>
      <text:p text:style-name="P59">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9">– Бросайте якорь. – отвечает Луна.</text:p>
      <text:p text:style-name="P59">Адский скрежет раздаётся с края «Громовержца». В болото летит кусок скалы размером с пару железнодорожных вокзалов. <text:span text:style-name="T2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9"/>
      <text:p text:style-name="P59">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text:p>
      <text:p text:style-name="P59">«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9">Луна отдаёт короткую команду в интерком и наперерез падающим фигуркам с «Конкордии» пикирует звено Вондерболтов.</text:p>
      <text:p text:style-name="P59">– <text:span text:style-name="T42">ПОНИ! ВЫ ЗАЕБАЛИ!!! ВЫ ДАДИТЕ МНЕ СПАТЬ, ИЛИ НЕТ?!! КЛЯНУСЬ ХВОСТОМ, ВЫ ТАКИ ОТ МЕНЯ ОТСТАНЕТЕ, НЕ БУДЬ Я АГАМЕМНОН-БЕСКЛАННИК!</text:span></text:p>
      <text:p text:style-name="P59"><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9">– Берегись!!!</text:p>
      <text:p text:style-name="P59">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9"/>
      <text:p text:style-name="P48">~~~~~</text:p>
      <text:p text:style-name="P48"/>
      <text:p text:style-name="P59">…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9">Я принимаю вертикальное положение. Вокруг меня осыпавшиеся замшелые стены без крыши и… Дэш.</text:p>
      <text:p text:style-name="P59">–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 – Ты не в курсе, куда я приземлилась? Ты уже был тут.</text:p>
      <text:p text:style-name="P59">Я качаю головой.</text:p>
      <text:p text:style-name="P59">– Я видел только маленькую часть замка Сестёр. И то, на бегу. Но ты ведь можешь подняться над замком и разведать путь?</text:p>
      <text:p text:style-name="P59">Пегаска чешет копытом в затылке.</text:p>
      <text:p text:style-name="P59">– Могу, конечно. Но пока я спускалась, меня трижды чуть не сбили.</text:p>
      <text:p text:style-name="P59">Над развалинами выстреливает пландерсид, целясь в пролетающего Вондерболта.</text:p>
      <text:p text:style-name="P59">–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9">Я сажусь на обломок колонны.</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6">&lt;</text:span><text:span text:style-name="T34">Описать нарастание депрессивных мыслей от описанных случая к случаю</text:span><text:span text:style-name="T16">&gt;</text:span></text:p>
      <text:p text:style-name="P59">– Макс? – пегаска трясёт меня копытом. – Ты же у нас Проводник? Выбирай направление.</text:p>
      <text:p text:style-name="P59">Ну да, на работу флюгером я ещё гожусь, «Громовержец» от выбора направления нам на голову не свалится. Наверное.</text:p>
      <text:p text:style-name="P59">Я тыкаю на ближайший коридор.</text:p>
      <text:p text:style-name="P59">– Идём туда. Один хрен, они все одинаковые. Рано или поздно выйдем в знакомое место.</text:p>
      <text:p text:style-name="P59">– Верняк! – пегаска салютует. – Веди, Проводник!</text:p>
      <text:p text:style-name="P59"/>
      <text:p text:style-name="P59">…</text:p>
      <text:p text:style-name="P59"/>
      <text:p text:style-name="P59"><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 Нет. И это показывает, насколько я уверена в победе.</text:p>
      <text:p text:style-name="P1"><text:span text:style-name="T48">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 Послушай, не называй меня проводником. Это уже не смешно!</text:p>
      <text:p text:style-name="P59">Пегаска смотрит на меня вишнёвыми глазами.</text:p>
      <text:p text:style-name="P59">– А я и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8">~~~~~</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4">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4">Макс не вернётся, Дискорд Луну не получит</text:span>&gt;</text:p>
      <text:p text:style-name="P21"/>
      <text:p text:style-name="P48">~~~~~</text:p>
      <text:p text:style-name="P21">&lt;<text:span text:style-name="T3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9">Там лишь тающая в темноте радуга.</text:p>
      <text:p text:style-name="P53"/>
      <text:h text:style-name="Heading_20_2" text:outline-level="2">21. <text:span text:style-name="T1">Терра</text:span></text:h>
      <text:h text:style-name="P187" text:outline-level="3">Воскресение</text:h>
      <text:p text:style-name="P53">&lt;<text:span text:style-name="T9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4">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text:soft-page-break/></text:p>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6">— феерия эмоций наполняла меня во время пребывания в ярком нескладном мире, что остался позади. </text:span><text:span text:style-name="T49">Я тогда как будто вынырнул из трясины и начал дышать, ощущая каждой своей клеточкой полную гамму чувств и оттенков жизни. Но у</text:span><text:span text:style-name="T4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2">Невозможно поверить, но два месяца<text:span text:style-name="T2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что-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3">***</text:p>
      <text:p text:style-name="P62"/>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9">– Анон? – голос в трубке не смог скрыть радостного изумления. –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text:soft-page-break/>Административная консоль приветственно мигнула зелёным шрифтом. Я поправил микрофон.</text:p>
      <text:p text:style-name="P1"><text:span text:style-name="T48">– </text:span>Привет, Нэш. Это Анон.</text:p>
      <text:p text:style-name="P1"><text:span text:style-name="T48">–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5">кликнул по ним правой кнопкой </text:span><text:span text:style-name="T1">мыши</text:span><text:span text:style-name="T85"> и </text:span><text:span text:style-name="T1">выбрал</text:span><text:span text:style-name="T85">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4">Сейчас уже нельзя ничего изменить и придётся ему довер</text:span><text:span text:style-name="T45">иться</text:span><text:span text:style-name="T4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5">—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0">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5">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87" text:outline-level="3">Вторник</text:h>
      <text:p text:style-name="P4">&lt;<text:span text:style-name="T75">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4">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9"><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10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9"><text:s/>– Ты его слишком… эмм, упрощаешь. – продолжала Флаттершай. – Вот, взгляни сюда.</text:p>
      <text:p text:style-name="P109">Флаттершай повернула ко мне экран. Мультяшный Дискорд с заплаканными глазами стоял на ледовом катке перед брошенными коньками.</text:p>
      <text:p text:style-name="P109"><text:span text:style-name="T16">– Этот мультик, он… эмм, упрощённый до ужаса. Если честно, я… эмм, не понимаю, как такое может кому-то нравиться. Прямо как сахарная патока. </text:span><text:span text:style-name="T4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9"><text:span text:style-name="T16">–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09">Флаттершай слабо улыбнулась.</text:p>
      <text:p text:style-name="P116"><text:soft-page-break/>– Я не сержусь… На Дискорда трудно не злиться… Он так себя ведёт, потому что его это… эмм, забавляет.</text:p>
      <text:p text:style-name="P4"/>
      <text:p text:style-name="Text_20_body">…</text:p>
      <text:p text:style-name="P121"/>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4">– М<text:span text:style-name="T44">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4">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9">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97">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text:span text:style-name="T100">пока </text:span>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1">***</text:p>
      <text:p text:style-name="P70"/>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91"/>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42">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text:span text:style-name="T102">одноколёсном велосипеде</text:span>.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34">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text:soft-page-break/>– Дэш… – пробормотал я сквозь слёзы, – ты живая…</text:p>
      <text:p text:style-name="P4">–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1">…</text:p>
      <text:p text:style-name="P91">…</text:p>
      <text:p text:style-name="P92">Cluster restarting…</text:p>
      <text:p text:style-name="P92">Zookeeper service initiated. Sending heartbeats to all nodes…</text:p>
      <text:p text:style-name="P92">Classloader start…</text:p>
      <text:p text:style-name="P92">Loading dictionaries…</text:p>
      <text:p text:style-name="P92"><text:span text:style-name="T16">Nash </text:span>AI module start…</text:p>
      <text:p text:style-name="P92">Celest AI submodule found… Acquiring…</text:p>
      <text:p text:style-name="P92">UI module start…</text:p>
      <text:p text:style-name="P91">…</text:p>
      <text:p text:style-name="P7">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6">Знаешь, я передумала: мы можем встретиться у тебя вечером, если ты не против. Только ни слова о млп, ок?</text:span></text:p>
      <text:p text:style-name="P4"><text:soft-page-break/>Я смотрел на Анджелу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6">– Ты его уничтожила?</text:p>
      <text:p text:style-name="P56">– Кого?</text:p>
      <text:p text:style-name="P56">– Этический модуль.</text:p>
      <text:p text:style-name="P56">–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6">– Ты его уничтожила?</text:p>
      <text:p text:style-name="P56">–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6">– Анон, а это правильно, что мы едем по кустам? Там ведь могут жить какие-нибудь зверюшки? – удручённо спросила Флаттершай.</text:p>
      <text:p text:style-name="P5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6">– Приехали!</text:p>
      <text:p text:style-name="P56">Пока «<text:span text:style-name="T3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6">На лестничной клетке рука по привыче нажала кнопку лифта. Эпплджек тронула меня за плёчо.</text:p>
      <text:p text:style-name="P56">– Анон, идея — навоз! Тебя уже раз чуть не прикончил этот гроб на канате.</text:p>
      <text:p text:style-name="P56">Я хлопнул себя по лбу, соглашаясь.</text:p>
      <text:p text:style-name="P154"/>
      <text:p text:style-name="P56">…</text:p>
      <text:p text:style-name="P56"/>
      <text:p text:style-name="P56">…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6">Этаж…</text:p>
      <text:p text:style-name="P56">Ещё этаж… Эй, почему на этажах разное количество ступенек?!!</text:p>
      <text:p text:style-name="P56">Ещё два…</text:p>
      <text:p text:style-name="P56">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6">–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6">Я пихнул Эпплджек себе за спину, выставил вперёд бейсбольную биту и сделал шаг вперёд…</text:p>
      <text:p text:style-name="P56">…Которым неистово гордился следующие полторы секунды.</text:p>
      <text:p text:style-name="P56"/>
      <text:p text:style-name="P56">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6">Второй раз мне пришлось отскакивать от осколков стекла, веером разлетевшихся из-под головы смайлолицего.</text:p>
      <text:p text:style-name="P56">– Флатти! – я кинулся к девушке, скорчившейся на полу.</text:p>
      <text:p text:style-name="P56">Эпплджек выхватила верёвку и подскочила к лежащему без движения смайлолицему.</text:p>
      <text:p text:style-name="P56">– Я уже умерла? Извини, Анон, я больше ничем не могла тебе помочь. Я не умею драться. – бормотала Флаттершай, не открывая глаз.</text:p>
      <text:p text:style-name="P56">За моей спиной тяжело дышала Эпплджек, затягивая на смайлолицем петлю за петлёй.</text:p>
      <text:p text:style-name="P56">– Флатти, вставай! Ты молодец! Лестница свободна! – подбодрил я девушку.</text:p>
      <text:p text:style-name="P56">За спиной послышался шорох.</text:p>
      <text:p text:style-name="P56">– Пирог мне в круп! – охнула Эпплджек.</text:p>
      <text:p text:style-name="P5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6">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6">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6">Движения смайлолицего обрели слаженность. Он медленно развернулся и направился ко мне.</text:p>
      <text:p text:style-name="P56">Флаттершай брезгливо толкнула ногой осколок, отправив его в лестничный пролёт. Движения смайлолицего опять потеряли осмысленность.</text:p>
      <text:p text:style-name="P56"><text:soft-page-break/>– Анон, нам нужно торопиться! – дёрнула меня за рукав Эпплджек. – У нас есть сорок минут до закрытия портала.</text:p>
      <text:p text:style-name="P56">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4">—</text:span> что может держать закоренелого обеспеченного холостяка дома, кроме работы? <text:span text:style-name="T4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4">—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4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6"/>
      <text:p text:style-name="P14">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text:span text:style-name="T1">Прихожая встретила нас толстым слоем пыли. Мы тихонько прошли внутрь. Я задержался в прихожей, запирая дверь. Девушки разбрелись по квартире.</text:span></text:p>
      <text:p text:style-name="P115"><text:span text:style-name="T16">– Анон…</text:span><text:span text:style-name="T1"> Тут окно разбито… И верёвка висит. – пискнула Флаттершай из кухни.</text:span></text:p>
      <text:p text:style-name="P102"><text:span text:style-name="T16">– </text:span><text:span text:style-name="T1">Оставь, Флатти, не сейчас! – отмахнулся я.</text:span></text:p>
      <text:p text:style-name="P109">Эпплджек стояла посреди комнаты и оглядывалась.</text:p>
      <text:p text:style-name="P116">– Не нравится мне тут. Чуйка нехорошая…</text:p>
      <text:p text:style-name="P102"><text:span text:style-name="T1">&lt;</text:span><text:span text:style-name="T35">Описание комнаты</text:span><text:span text:style-name="T1">&gt;Компьютер стоял там же, где и полгода назад — на столе у окна. На экране ноутбука сверкали </text:span><text:span text:style-name="T48">звёзды на фоне сине-зелёной мглы</text:span><text:span text:style-name="T1">. Я </text:span><text:span text:style-name="T14">одел наушники и </text:span><text:span text:style-name="T1">подёргал мышкой, прогоняя скрин-сэйвер.</text:span></text:p>
      <text:p text:style-name="P116">– Привет, Сел.</text:p>
      <text:p text:style-name="P152">Аликорница всполошилась и спрятала <text:span text:style-name="T1">пирожное</text:span> за спину.</text:p>
      <text:p text:style-name="P109"><text:span text:style-name="T16">– Ах, это ты, Анон. Какое счастье! Ты снова с нами!</text:span></text:p>
      <text:p text:style-name="P116">– Нет, Сел. Это ты с нами.</text:p>
      <text:p text:style-name="P109"><text:span text:style-name="T16">Я устало улыбнулся аликорнице.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109"><text:span text:style-name="T16">– </text:span>Я пришёл забрать тебя назад, в Эквестрию. Через четверть часа ты вернёшься домой.</text:p>
      <text:p text:style-name="P109"><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9">На экране электронный Дискорд <text:span text:style-name="T102">с недовольным видом сидел у </text:span>одноколёсно<text:span text:style-name="T102">го</text:span> велосипед<text:span text:style-name="T102">а</text:span>.</text:p>
      <text:p text:style-name="P109"><text:span text:style-name="T16">– </text:span>А я так хотел продемонстрировать ей класс езды на моноцикле!<text:span text:style-name="T16"> – пожаловался реальный д</text:span>раконикус, ткнув в лежащий рядом гироскутер<text:span text:style-name="T16">. – Но разве Сахарная Ватка ценит настоящее искусство?</text:span></text:p>
      <text:p text:style-name="P116"/>
      <text:h text:style-name="Heading_20_2" text:outline-level="2"><text:soft-page-break/><text:span text:style-name="T16">24. Отбытие</text:span></text:h>
      <text:p text:style-name="P116"/>
      <text:p text:style-name="P109"><text:span text:style-name="T16">– </text:span>Оп-па! – пробормотала Эпплджек. – Нежданчик!</text:p>
      <text:p text:style-name="P109">Дискорд дурашливо кивнул Эпплджек.</text:p>
      <text:p text:style-name="P109"><text:span text:style-name="T16">– И я рад тебя видеть, дорогая Эппл-как-тебя-там! А где моя любимая Флаттершай?</text:span></text:p>
      <text:p text:style-name="P109"><text:span text:style-name="T16">Окинув взглядом комнату, Дискорд закапризничал:</text:span></text:p>
      <text:p text:style-name="P109"><text:span text:style-name="T16">– Где же она? Вот вечно вы тормозите, когда надо торопиться!</text:span></text:p>
      <text:p text:style-name="P109"><text:span text:style-name="T16">– Зато ты, я вижу, времени не терял. – </text:span>моя рука под прикрытием стола медленно тянулась к тяжёлой фарфоровой кружке, стоящей на краю.</text:p>
      <text:p text:style-name="P109"><text:span text:style-name="T16">– А что? – невинно захлопал глазами драконикус. – Я, между прочим, намного раньше тебя понял, где солнцезадая. Ещё у тебя на работе. </text:span><text:span text:style-name="T23">П</text:span><text:span text:style-name="T16">ризнаюсь честно, я был худшего мнения о тебе, Проводник. Но ты всё-таки нашёл Ватку, хоть и в самый последний момент. А теперь…</text:span></text:p>
      <text:p text:style-name="P109"><text:span text:style-name="T16">– С кем это вы тут разговариваете?</text:span></text:p>
      <text:p text:style-name="P109"><text:span text:style-name="T16">В комнату вошла Флаттершай.</text:span></text:p>
      <text:p text:style-name="P109">Дискорд обернулся на голос и в этот момент я швырнул в него кружкой и бросился к нему через комнату, занося над головой стул.</text:p>
      <text:p text:style-name="P109">Оглушённый драконикус попытался отъехать на кресле в сторону, но я припёр его стулом к стенке.</text:p>
      <text:p text:style-name="P125">– Эй-Джей, Флатти, хватайте ноут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text:span text:style-name="T16">На лице драконикуса появилось удивлённо-мечтательное выражение и он вырубился.</text:span></text:p>
      <text:p text:style-name="P116"/>
      <text:p text:style-name="P116">…</text:p>
      <text:p text:style-name="P116"/>
      <text:p text:style-name="P116">– <text:span text:style-name="T1">А… Анон… Зачем ты напал на Дискорда? </text:span>– <text:span text:style-name="T1">прошептала Флаттершай в </text:span><text:span text:style-name="T11">шоке</text:span><text:span text:style-name="T1">.</text:span></text:p>
      <text:p text:style-name="P116"><text:span text:style-name="T1">– Некогда объяснять! </text:span>– <text:span text:style-name="T1">я проверил </text:span><text:span text:style-name="T15">крепость </text:span><text:span text:style-name="T1">узл</text:span><text:span text:style-name="T15">ов</text:span><text:span text:style-name="T1">. </text:span>– <text:span text:style-name="T1">Он предал нас. </text:span><text:span text:style-name="T12">С самого начала он не собирался освобождать Селестию. </text:span><text:span text:style-name="T13">У него свои планы на трон Эквестрии.</text:span><text:span text:style-name="T1"> И, </text:span><text:span text:style-name="T12">в конце-концов, он</text:span><text:span text:style-name="T1"> пытался меня убить.</text:span></text:p>
      <text:p text:style-name="P109">Драконикус открыл глаза и протестующе замычал. <text:span text:style-name="T106">Потом попытался попрыгать в кресле, к которому был крепко привязан.</text:span> Флаттершай в ужасе закрыла рот руками.</text:p>
      <text:p text:style-name="P165">– Чего-о-о??? – ахнула Эпплджек. – Анон, я, <text:span text:style-name="T101">канешн</text:span>, не выношу этого прохвоста, но тут ты малость вожжи попутал. <text:span text:style-name="T101">Дискорд — не убийца.</text:span></text:p>
      <text:p text:style-name="P168">Дискорд благодарно замычал и <text:span text:style-name="T101">так энергично</text:span> закивал головой, <text:span text:style-name="T101">что чуть не проглотил кляп</text:span>.</text:p>
      <text:p text:style-name="P169">– Он, <text:span text:style-name="T101">канешн,</text:span> здоровый балбес <text:span text:style-name="T101">и </text:span>с ветром в голове. – продолжала фермерша. – Но <text:span text:style-name="T101">чтоб убийца — нет, тут ты загнул. Убийца должон быть чёрным в помыслах. А этот дурень — серо-буро-малиновый. То есть, на подлянку он способен, это точно. Но не на убийство.</text:span></text:p>
      <text:p text:style-name="P170">Дискорд возвёл глаза к потолку <text:span text:style-name="T110">и завыл</text:span>.</text:p>
      <text:p text:style-name="P165"><text:soft-page-break/>– <text:span text:style-name="T101">А зачем тогда ты приложила его книгой? А потом помогла мне его связать? – непонимающе уставился я на фермершу.</text:span></text:p>
      <text:p text:style-name="P166"><text:span text:style-name="T101">Драконикус с натугой наклонил голову к лапе и покрутил пальцем у виска.</text:span></text:p>
      <text:p text:style-name="P166">– Потому что ты напал на него. – <text:span text:style-name="T102">пожала плечами фермерша. –</text:span> Я и подумала — тебе виднее. И подсобила <text:span text:style-name="T102">маленько</text:span>.</text:p>
      <text:p text:style-name="P174"><text:span text:style-name="T103">Звук сирены заставил меня броситься к окну. Три полицейские тойоты сверкали мигалками у подъёзда, подобно ёлочным гирляндам.</text:span></text:p>
      <text:p text:style-name="P171"><text:span text:style-name="T105">Проклятье!</text:span></text:p>
      <text:p text:style-name="P172">Я схватил ноутбук, сгрёб девушек в охапку <text:span text:style-name="T106">и </text:span>вытолкал их в коридор. <text:span text:style-name="T107">В дверях я обернулся к Дискорду.</text:span></text:p>
      <text:p text:style-name="P188"><text:span text:style-name="T16">– Слушай меня внимательно, повторять не буду. Мы уходим. Без тебя. Если Сел или Луна потом сочтут нужным </text:span>— вернут тебя назад. Я — не собираюсь. Перед нашим уходом я сообщу о тебе в полицию — тебя освободят, <text:span text:style-name="T108">если до того времени не найдут тут</text:span>. Всё.</text:p>
      <text:p text:style-name="P173">Флаттершай проскочила у меня под локтём и кинулась к драконикусу.</text:p>
      <text:p text:style-name="P189"><text:span text:style-name="T16">– </text:span><text:span text:style-name="T24">Нет! Дискорд </text:span><text:span text:style-name="T109">— не убийца!</text:span></text:p>
      <text:p text:style-name="P191">С необычной для неё силой, Флаттершай вытащила кляп изо рта драконикуса.</text:p>
      <text:p text:style-name="P190"><text:span text:style-name="T16">– </text:span><text:span text:style-name="T26">ИДИОТЫ</text:span><text:span text:style-name="T24">!!! </text:span><text:span text:style-name="T16">– </text:span><text:span text:style-name="T24">заорал Дискорд моментально. </text:span><text:span text:style-name="T16">– </text:span><text:span text:style-name="T25">Да</text:span><text:span text:style-name="T16"> если бы вы сюда не заявились, через пять минут я отправился бы за вами сам!!! </text:span><text:span text:style-name="T27">Как, интересно, без вас я получу приз из копыт Луны?!! </text:span><text:span text:style-name="T28">Мне трон Эквестрии и с доплатой не нужен, я сдыхался этой нудной работёнки тысячи лет назад, чему счастлив безумно!!!</text:span></text:p>
      <text:p text:style-name="P190"><text:span text:style-name="T28"/></text:p>
      <text:p text:style-name="P190"><text:span text:style-name="T28"/></text:p>
      <text:p text:style-name="P190"><text:span text:style-name="T28">Куда интереснее пакостить изподтишка! </text:span></text:p>
      <text:p text:style-name="P109"/>
      <text:p text:style-name="P16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167"/>
      <text:p text:style-name="P109"/>
      <text:p text:style-name="P118"><text:span text:style-name="T16"/></text:p>
      <text:p text:style-name="P118"/>
      <text:p text:style-name="P126">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
      <text:p text:style-name="P4"/>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soft-page-break/>...</text:p>
      <text:p text:style-name="P135">– Ффы, тьфу, пффф, пфу! <text:span text:style-name="T16">&lt;</text:span><text:span text:style-name="T34">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4">- Но тогда ты мог бы захватить власть в Эквестрии?</text:p>
      <text:p text:style-name="P106">-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35">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9">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29">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39">– И что? – продолжила его мысль Эпплджек.</text:p>
      <text:p text:style-name="P139">– Эквестрийские <text:span text:style-name="T16">&lt;</text:span><text:span text:style-name="T34">три месяца</text:span><text:span text:style-name="T16">&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135"/>
      <text:h text:style-name="P184" text:outline-level="2"/>
      <text:p text:style-name="P4"/>
      <text:p text:style-name="P1"><text:span text:style-name="T48">&lt;</text:span><text:span text:style-name="T3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8">&gt;</text:span></text:p>
      <text:p text:style-name="P59"/>
      <text:p text:style-name="P47">&lt;<text:span text:style-name="T35">-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text:soft-page-break/>&lt; - <text:span text:style-name="T1">Возможно, в другой раз, в другое время...</text:span></text:p>
      <text:p text:style-name="P36">- Ну уж нет! Я завязываю с конеёбством!</text:p>
      <text:p text:style-name="P47"><text:span text:style-name="T35">- Посмотрим... Хи-хи...</text:span>&gt;</text:p>
      <text:p text:style-name="P47"/>
      <text:p text:style-name="P46">&lt;<text:span text:style-name="T35"> </text:span><text:span text:style-name="T34">-</text:span><text:span text:style-name="T35">Я не умею! Давай ты напишешь!</text:span></text:p>
      <text:p text:style-name="P46"><text:span text:style-name="T34">- </text:span><text:span text:style-name="T35">Фигушки! Подрядил меня татухи поням рисовать — сам теперь фанфик пиши!</text:span>&gt;</text:p>
      <text:p text:style-name="P57"/>
      <text:p text:style-name="P46">&lt;<text:span text:style-name="T35">В сцене прощания (во сне) — Р.Д. в будущем будет стрематься поебушек с человеками, чтобы не испытывать горечи расставания. Но: </text:span></text:p>
      <text:p text:style-name="P46"><text:span text:style-name="T35">-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7"/>
      <text:p text:style-name="P133"><text:span text:style-name="T16"><text:s/>&lt;</text:span><text:span text:style-name="T38"> - </text:span><text:span text:style-name="T34">Я не могу быть вашим спасителем! Я намного хуже и испорченнее вас!</text:span><text:span text:style-name="T16">&gt;</text:span></text:p>
      <text:p text:style-name="P134"/>
      <text:p text:style-name="P46">&lt;<text:span text:style-name="T35">Луна говорит Максу в прощальном сне:</text:span></text:p>
      <text:p text:style-name="P46"><text:span text:style-name="T35">- Прости, что хотела убить тебя. Я ослабела и Найтмэр на время одержала верх</text:span>&gt;</text:p>
      <text:p text:style-name="P57"/>
      <text:p text:style-name="P46">&lt;<text:span text:style-name="T3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6">&lt;</text:span>пятый<text:span text:style-name="T16">&gt;</text:span> раз за последние полгода туда-сюда через него мотаешься. Так часто сюда даже аликорны не заглядывают…</text:p>
      <text:p text:style-name="P32"><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22"/>
      <text:p text:style-name="P1">&lt;<text:span text:style-name="T4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6">&gt;</text:span></text:p>
      <text:p text:style-name="P53"/>
      <text:h text:style-name="P183" text:outline-level="2">Рейд пони-рэйнджеров</text:h>
      <text:p text:style-name="P2"/>
      <text:p text:style-name="P2"><text:span text:style-name="T1">&lt;</text:span><text:span text:style-name="T3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5"/>
      <text:h text:style-name="P183" text:outline-level="2">Поиск решения</text:h>
      <text:p text:style-name="P124"/>
      <text:p text:style-name="P2"><text:span text:style-name="T16">&lt;</text:span><text:span text:style-name="T3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6">&gt;</text:span></text:p>
      <text:p text:style-name="P2"/>
      <text:h text:style-name="P181" text:outline-level="2">Дискорд</text:h>
      <text:p text:style-name="P124"/>
      <text:p text:style-name="P146"/>
      <text:h text:style-name="P183" text:outline-level="2">Селестия</text:h>
      <text:p text:style-name="P146"/>
      <text:h text:style-name="P183"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text:soft-page-break/>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6">&lt;</text:span><text:span text:style-name="T34">полгода</text:span><text:span text:style-name="T16">&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3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85" text:outline-level="1">Беседа за столиком в ночи</text:h>
      <text:p text:style-name="P123">&lt;<text:span text:style-name="T71">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6">–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3"><text:span text:style-name="T1">&lt;</text:span><text:span text:style-name="T3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text:soft-page-break/>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42">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text:soft-page-break/>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35">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3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4">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oft-page-break/>(<text:span text:style-name="T3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32">–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6">&lt;</text:span>упомянуть в эпизоде на Терре, что МЛП-сериал закрылся год назад<text:span text:style-name="T16">&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6">&lt;</text:span><text:span text:style-name="T38">чёрт</text:span><text:span text:style-name="T16">&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6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2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oft-page-break/><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16">–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16">–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text:soft-page-break/>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4">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6">&lt;</text:span><text:span text:style-name="T34">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text:soft-page-break/>–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1">***</text:p>
      <text:p text:style-name="P111"/>
      <text:p text:style-name="P110">&lt;<text:span text:style-name="T3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6">&lt;</text:span><text:span text:style-name="T34">полгода</text:span><text:span text:style-name="T16">&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34"> - Ты морочила мне яйца, чтобы заинтересовать? Всё, как Свирл указал?</text:span></text:p>
      <text:p text:style-name="P105">– Пожалуйста! <text:span text:style-name="T4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10"><text:span text:style-name="T34">-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6"> Я</text:span><text:span text:style-name="T3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5078313040017266437" text:style-name="L5">
        <text:list-header>
          <text:p text:style-name="P176">(<text:span text:style-name="T41">Луна — как повелительница снов, слышала разговор Макса с Анакорном</text:span>)</text:p>
          <text:p text:style-name="P177"/>
        </text:list-header>
      </text:list>
      <text:p text:style-name="P136">***</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5">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36">-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6">–</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83" text:outline-level="2">Земля</text:h>
      <text:p text:style-name="P108">&lt;<text:span text:style-name="T71">Daft Punk – Get Lucky</text:span>&gt;</text:p>
      <text:p text:style-name="P108"/>
      <text:p text:style-name="P99">Я открыл глаза. <text:span text:style-name="T1">Бляяяяяяя... У</text:span>же десять... <text:span text:style-name="T1">Башка чугунная... Вот на кой хрен ложиться в </text:span><text:span text:style-name="T16">два</text:span><text:span text:style-name="T1">,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text:soft-page-break/></text:p>
      <text:p text:style-name="P100"/>
      <text:p text:style-name="P100"/>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1T21:19:32.044546271</dc:date>
    <meta:editing-duration>P120DT18H33M46S</meta:editing-duration>
    <meta:editing-cycles>7230</meta:editing-cycles>
    <meta:generator>LibreOffice/5.1.6.2$Linux_X86_64 LibreOffice_project/10m0$Build-2</meta:generator>
    <meta:document-statistic meta:table-count="0" meta:image-count="0" meta:object-count="0" meta:page-count="195" meta:paragraph-count="4144" meta:word-count="86731" meta:character-count="575693" meta:non-whitespace-character-count="489108"/>
  </office:meta>
</office:document-meta>
</file>